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6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60"/>
  </office:automatic-styles>
  <office:body>
    <office:spreadsheet>
      <table:table table:name="X" table:style-name="ta1"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X1</text:p>
          </table:table-cell>
          <table:table-cell table:style-name="ce1" office:value-type="float" office:value="2404.07145317438" calcext:value-type="float">
            <text:p>2404.0714531744</text:p>
          </table:table-cell>
          <table:table-cell office:value-type="float" office:value="0.339413896401598" calcext:value-type="float">
            <text:p>0.3394138964</text:p>
          </table:table-cell>
          <table:table-cell office:value-type="float" office:value="0.00958066261384539" calcext:value-type="float">
            <text:p>0.0095806626</text:p>
          </table:table-cell>
          <table:table-cell table:style-name="ce3" office:value-type="float" office:value="0.0000268550890819388" calcext:value-type="float">
            <text:p>2.69E-005</text:p>
          </table:table-cell>
          <table:table-cell table:style-name="ce3" office:value-type="float" office:value="0.000000112914289752251" calcext:value-type="float">
            <text:p>1.13E-007</text:p>
          </table:table-cell>
          <table:table-cell table:style-name="ce3" office:value-type="float" office:value="0.000000000569708190117212" calcext:value-type="float">
            <text:p>5.70E-010</text:p>
          </table:table-cell>
          <table:table-cell table:style-name="ce3" office:value-type="float" office:value="0.00000000000319384260002648" calcext:value-type="float">
            <text:p>3.19E-012</text:p>
          </table:table-cell>
          <table:table-cell table:style-name="ce3" office:value-type="float" office:value="0.0000000000000191839387455147" calcext:value-type="float">
            <text:p>1.92E-014</text:p>
          </table:table-cell>
          <table:table-cell table:style-name="ce3" office:value-type="float" office:value="1.20990521265647E-016" calcext:value-type="float">
            <text:p>1.21E-016</text:p>
          </table:table-cell>
          <table:table-cell table:style-name="ce3" office:value-type="float" office:value="7.91332831613929E-019" calcext:value-type="float">
            <text:p>7.91E-019</text:p>
          </table:table-cell>
          <table:table-cell table:style-name="ce3" office:value-type="float" office:value="5.32355161347779E-021" calcext:value-type="float">
            <text:p>5.32E-021</text:p>
          </table:table-cell>
          <table:table-cell table:style-name="ce3" office:value-type="float" office:value="3.6627196888801E-023" calcext:value-type="float">
            <text:p>3.66E-023</text:p>
          </table:table-cell>
          <table:table-cell table:style-name="ce3" office:value-type="float" office:value="2.56669264062055E-025" calcext:value-type="float">
            <text:p>2.57E-025</text:p>
          </table:table-cell>
          <table:table-cell table:style-name="ce3" office:value-type="float" office:value="1.82635194595306E-027" calcext:value-type="float">
            <text:p>1.83E-027</text:p>
          </table:table-cell>
          <table:table-cell table:style-name="ce3" office:value-type="float" office:value="1.31613275830666E-029" calcext:value-type="float">
            <text:p>1.32E-029</text:p>
          </table:table-cell>
          <table:table-cell table:style-name="ce3" office:value-type="float" office:value="9.61169242540393E-032" calcext:value-type="float">
            <text:p>9.61E-032</text:p>
          </table:table-cell>
          <table:table-cell table:style-name="ce3" office:value-type="float" office:value="6.92930404916399E-034" calcext:value-type="float">
            <text:p>6.93E-034</text:p>
          </table:table-cell>
          <table:table-cell table:style-name="ce3" office:value-type="float" office:value="6.17161766964124E-036" calcext:value-type="float">
            <text:p>6.17E-036</text:p>
          </table:table-cell>
          <table:table-cell table:style-name="ce3" office:value-type="float" office:value="-2.79480021840911E-038" calcext:value-type="float">
            <text:p>-2.79E-038</text:p>
          </table:table-cell>
          <table:table-cell table:style-name="ce3" office:value-type="float" office:value="5.10757458559315E-039" calcext:value-type="float">
            <text:p>5.11E-039</text:p>
          </table:table-cell>
          <table:table-cell table:style-name="ce3" office:value-type="float" office:value="-3.4249584284271E-040" calcext:value-type="float">
            <text:p>-3.42E-040</text:p>
          </table:table-cell>
        </table:table-row>
        <table:table-row table:style-name="ro1">
          <table:table-cell office:value-type="string" calcext:value-type="string">
            <text:p>X2</text:p>
          </table:table-cell>
          <table:table-cell table:style-name="ce1" office:value-type="float" office:value="2404.07145317438" calcext:value-type="float">
            <text:p>2404.0714531744</text:p>
          </table:table-cell>
          <table:table-cell office:value-type="float" office:value="0.339413896401598" calcext:value-type="float">
            <text:p>0.3394138964</text:p>
          </table:table-cell>
          <table:table-cell table:style-name="ce3" office:value-type="float" office:value="0.00958066261384539" calcext:value-type="float">
            <text:p>9.58E-003</text:p>
          </table:table-cell>
          <table:table-cell table:style-name="ce3" office:value-type="float" office:value="0.0000268550890819388" calcext:value-type="float">
            <text:p>2.69E-005</text:p>
          </table:table-cell>
          <table:table-cell table:style-name="ce3" office:value-type="float" office:value="0.000000112914289752251" calcext:value-type="float">
            <text:p>1.13E-007</text:p>
          </table:table-cell>
          <table:table-cell table:style-name="ce3" office:value-type="float" office:value="0.000000000569708190117212" calcext:value-type="float">
            <text:p>5.70E-010</text:p>
          </table:table-cell>
          <table:table-cell table:style-name="ce3" office:value-type="float" office:value="0.00000000000319384260002648" calcext:value-type="float">
            <text:p>3.19E-012</text:p>
          </table:table-cell>
          <table:table-cell table:style-name="ce3" office:value-type="float" office:value="0.0000000000000191839387455147" calcext:value-type="float">
            <text:p>1.92E-014</text:p>
          </table:table-cell>
          <table:table-cell table:style-name="ce3" office:value-type="float" office:value="1.20990521265647E-016" calcext:value-type="float">
            <text:p>1.21E-016</text:p>
          </table:table-cell>
          <table:table-cell table:style-name="ce3" office:value-type="float" office:value="7.91332831613929E-019" calcext:value-type="float">
            <text:p>7.91E-019</text:p>
          </table:table-cell>
          <table:table-cell table:style-name="ce3" office:value-type="float" office:value="5.32355161347779E-021" calcext:value-type="float">
            <text:p>5.32E-021</text:p>
          </table:table-cell>
          <table:table-cell table:style-name="ce3" office:value-type="float" office:value="3.6627196888801E-023" calcext:value-type="float">
            <text:p>3.66E-023</text:p>
          </table:table-cell>
          <table:table-cell table:style-name="ce3" office:value-type="float" office:value="2.56669264062055E-025" calcext:value-type="float">
            <text:p>2.57E-025</text:p>
          </table:table-cell>
          <table:table-cell table:style-name="ce3" office:value-type="float" office:value="1.82635194595306E-027" calcext:value-type="float">
            <text:p>1.83E-027</text:p>
          </table:table-cell>
          <table:table-cell table:style-name="ce3" office:value-type="float" office:value="1.31613275830666E-029" calcext:value-type="float">
            <text:p>1.32E-029</text:p>
          </table:table-cell>
          <table:table-cell table:style-name="ce3" office:value-type="float" office:value="9.61169242540393E-032" calcext:value-type="float">
            <text:p>9.61E-032</text:p>
          </table:table-cell>
          <table:table-cell table:style-name="ce3" office:value-type="float" office:value="6.92930404916399E-034" calcext:value-type="float">
            <text:p>6.93E-034</text:p>
          </table:table-cell>
          <table:table-cell table:style-name="ce3" office:value-type="float" office:value="6.17161766964124E-036" calcext:value-type="float">
            <text:p>6.17E-036</text:p>
          </table:table-cell>
          <table:table-cell table:style-name="ce3" office:value-type="float" office:value="-2.79480021840911E-038" calcext:value-type="float">
            <text:p>-2.79E-038</text:p>
          </table:table-cell>
          <table:table-cell table:style-name="ce3" office:value-type="float" office:value="5.10757458559315E-039" calcext:value-type="float">
            <text:p>5.11E-039</text:p>
          </table:table-cell>
          <table:table-cell table:style-name="ce3" office:value-type="float" office:value="-3.4249584284271E-040" calcext:value-type="float">
            <text:p>-3.42E-040</text:p>
          </table:table-cell>
        </table:table-row>
        <table:table-row table:style-name="ro1">
          <table:table-cell office:value-type="string" calcext:value-type="string">
            <text:p>X3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000000000201897368739507" calcext:value-type="float">
            <text:p>2.02E-010</text:p>
          </table:table-cell>
          <table:table-cell table:style-name="ce3" office:value-type="float" office:value="0.000000000000565928687967052" calcext:value-type="float">
            <text:p>5.66E-013</text:p>
          </table:table-cell>
          <table:table-cell table:style-name="ce3" office:value-type="float" office:value="0.000000000000073825196836081" calcext:value-type="float">
            <text:p>7.38E-014</text:p>
          </table:table-cell>
          <table:table-cell table:style-name="ce3" office:value-type="float" office:value="-4.85360956283157E-015" calcext:value-type="float">
            <text:p>-4.85E-015</text:p>
          </table:table-cell>
          <table:table-cell table:style-name="ce3" office:value-type="float" office:value="2.91364311728554E-016" calcext:value-type="float">
            <text:p>2.91E-016</text:p>
          </table:table-cell>
          <table:table-cell table:style-name="ce3" office:value-type="float" office:value="-1.72211045064208E-017" calcext:value-type="float">
            <text:p>-1.72E-017</text:p>
          </table:table-cell>
          <table:table-cell table:style-name="ce3" office:value-type="float" office:value="1.02473400399573E-018" calcext:value-type="float">
            <text:p>1.02E-018</text:p>
          </table:table-cell>
          <table:table-cell table:style-name="ce3" office:value-type="float" office:value="-6.17166078723262E-020" calcext:value-type="float">
            <text:p>-6.17E-020</text:p>
          </table:table-cell>
          <table:table-cell table:style-name="ce3" office:value-type="float" office:value="3.76534297932133E-021" calcext:value-type="float">
            <text:p>3.77E-021</text:p>
          </table:table-cell>
          <table:table-cell table:style-name="ce3" office:value-type="float" office:value="-2.3252400301451E-022" calcext:value-type="float">
            <text:p>-2.33E-022</text:p>
          </table:table-cell>
          <table:table-cell table:style-name="ce3" office:value-type="float" office:value="1.45146620338512E-023" calcext:value-type="float">
            <text:p>1.45E-023</text:p>
          </table:table-cell>
          <table:table-cell table:style-name="ce3" office:value-type="float" office:value="-9.14522004985587E-025" calcext:value-type="float">
            <text:p>-9.15E-025</text:p>
          </table:table-cell>
          <table:table-cell table:style-name="ce3" office:value-type="float" office:value="5.80819633596113E-026" calcext:value-type="float">
            <text:p>5.81E-026</text:p>
          </table:table-cell>
          <table:table-cell table:style-name="ce3" office:value-type="float" office:value="-3.71391029916999E-027" calcext:value-type="float">
            <text:p>-3.71E-027</text:p>
          </table:table-cell>
          <table:table-cell table:style-name="ce3" office:value-type="float" office:value="2.38850486272836E-028" calcext:value-type="float">
            <text:p>2.39E-028</text:p>
          </table:table-cell>
          <table:table-cell table:style-name="ce3" office:value-type="float" office:value="-1.54369379170066E-029" calcext:value-type="float">
            <text:p>-1.54E-029</text:p>
          </table:table-cell>
          <table:table-cell table:style-name="ce3" office:value-type="float" office:value="1.0019293048607E-030" calcext:value-type="float">
            <text:p>1.00E-030</text:p>
          </table:table-cell>
          <table:table-cell table:style-name="ce3" office:value-type="float" office:value="-6.52692871954979E-032" calcext:value-type="float">
            <text:p>-6.53E-032</text:p>
          </table:table-cell>
          <table:table-cell table:style-name="ce3" office:value-type="float" office:value="4.26555862107766E-033" calcext:value-type="float">
            <text:p>4.27E-033</text:p>
          </table:table-cell>
        </table:table-row>
        <table:table-row table:style-name="ro1">
          <table:table-cell office:value-type="string" calcext:value-type="string">
            <text:p>X4</text:p>
          </table:table-cell>
          <table:table-cell table:style-name="ce1" office:value-type="float" office:value="0.339413896401598" calcext:value-type="float">
            <text:p>0.3394138964</text:p>
          </table:table-cell>
          <table:table-cell office:value-type="float" office:value="0.0191613252276908" calcext:value-type="float">
            <text:p>0.0191613252</text:p>
          </table:table-cell>
          <table:table-cell table:style-name="ce3" office:value-type="float" office:value="0.0000805652672458163" calcext:value-type="float">
            <text:p>8.06E-005</text:p>
          </table:table-cell>
          <table:table-cell table:style-name="ce3" office:value-type="float" office:value="0.000000451657159009002" calcext:value-type="float">
            <text:p>4.52E-007</text:p>
          </table:table-cell>
          <table:table-cell table:style-name="ce3" office:value-type="float" office:value="0.00000000284854095058606" calcext:value-type="float">
            <text:p>2.85E-009</text:p>
          </table:table-cell>
          <table:table-cell table:style-name="ce3" office:value-type="float" office:value="0.0000000000191630556001589" calcext:value-type="float">
            <text:p>1.92E-011</text:p>
          </table:table-cell>
          <table:table-cell table:style-name="ce3" office:value-type="float" office:value="0.000000000000134287571218603" calcext:value-type="float">
            <text:p>1.34E-013</text:p>
          </table:table-cell>
          <table:table-cell table:style-name="ce3" office:value-type="float" office:value="9.67924170125173E-016" calcext:value-type="float">
            <text:p>9.68E-016</text:p>
          </table:table-cell>
          <table:table-cell table:style-name="ce3" office:value-type="float" office:value="7.12199548452536E-018" calcext:value-type="float">
            <text:p>7.12E-018</text:p>
          </table:table-cell>
          <table:table-cell table:style-name="ce3" office:value-type="float" office:value="5.32355161347779E-020" calcext:value-type="float">
            <text:p>5.32E-020</text:p>
          </table:table-cell>
          <table:table-cell table:style-name="ce3" office:value-type="float" office:value="4.02899165776811E-022" calcext:value-type="float">
            <text:p>4.03E-022</text:p>
          </table:table-cell>
          <table:table-cell table:style-name="ce3" office:value-type="float" office:value="3.08003116874466E-024" calcext:value-type="float">
            <text:p>3.08E-024</text:p>
          </table:table-cell>
          <table:table-cell table:style-name="ce3" office:value-type="float" office:value="2.37425752973898E-026" calcext:value-type="float">
            <text:p>2.37E-026</text:p>
          </table:table-cell>
          <table:table-cell table:style-name="ce3" office:value-type="float" office:value="1.84258586162932E-028" calcext:value-type="float">
            <text:p>1.84E-028</text:p>
          </table:table-cell>
          <table:table-cell table:style-name="ce3" office:value-type="float" office:value="1.44175386381059E-030" calcext:value-type="float">
            <text:p>1.44E-030</text:p>
          </table:table-cell>
          <table:table-cell table:style-name="ce3" office:value-type="float" office:value="1.10868864786624E-032" calcext:value-type="float">
            <text:p>1.11E-032</text:p>
          </table:table-cell>
          <table:table-cell table:style-name="ce3" office:value-type="float" office:value="1.04917500383901E-034" calcext:value-type="float">
            <text:p>1.05E-034</text:p>
          </table:table-cell>
          <table:table-cell table:style-name="ce3" office:value-type="float" office:value="-5.0306403931364E-037" calcext:value-type="float">
            <text:p>-5.03E-037</text:p>
          </table:table-cell>
          <table:table-cell table:style-name="ce3" office:value-type="float" office:value="9.70439171262699E-038" calcext:value-type="float">
            <text:p>9.70E-038</text:p>
          </table:table-cell>
          <table:table-cell table:style-name="ce3" office:value-type="float" office:value="-6.84991685685421E-039" calcext:value-type="float">
            <text:p>-6.85E-039</text:p>
          </table:table-cell>
          <table:table-cell table:style-name="ce3" office:value-type="float" office:value="5.18151783208413E-040" calcext:value-type="float">
            <text:p>5.18E-040</text:p>
          </table:table-cell>
        </table:table-row>
        <table:table-row table:style-name="ro1">
          <table:table-cell office:value-type="string" calcext:value-type="string">
            <text:p>X5</text:p>
          </table:table-cell>
          <table:table-cell table:style-name="ce1" office:value-type="float" office:value="0.339413896401598" calcext:value-type="float">
            <text:p>0.3394138964</text:p>
          </table:table-cell>
          <table:table-cell table:style-name="ce3" office:value-type="float" office:value="0.0191613252276908" calcext:value-type="float">
            <text:p>1.92E-002</text:p>
          </table:table-cell>
          <table:table-cell table:style-name="ce3" office:value-type="float" office:value="0.0000805652672458163" calcext:value-type="float">
            <text:p>8.06E-005</text:p>
          </table:table-cell>
          <table:table-cell table:style-name="ce3" office:value-type="float" office:value="0.000000451657159009002" calcext:value-type="float">
            <text:p>4.52E-007</text:p>
          </table:table-cell>
          <table:table-cell table:style-name="ce3" office:value-type="float" office:value="0.00000000284854095058606" calcext:value-type="float">
            <text:p>2.85E-009</text:p>
          </table:table-cell>
          <table:table-cell table:style-name="ce3" office:value-type="float" office:value="0.0000000000191630556001589" calcext:value-type="float">
            <text:p>1.92E-011</text:p>
          </table:table-cell>
          <table:table-cell table:style-name="ce3" office:value-type="float" office:value="0.000000000000134287571218603" calcext:value-type="float">
            <text:p>1.34E-013</text:p>
          </table:table-cell>
          <table:table-cell table:style-name="ce3" office:value-type="float" office:value="9.67924170125173E-016" calcext:value-type="float">
            <text:p>9.68E-016</text:p>
          </table:table-cell>
          <table:table-cell table:style-name="ce3" office:value-type="float" office:value="7.12199548452536E-018" calcext:value-type="float">
            <text:p>7.12E-018</text:p>
          </table:table-cell>
          <table:table-cell table:style-name="ce3" office:value-type="float" office:value="5.32355161347779E-020" calcext:value-type="float">
            <text:p>5.32E-020</text:p>
          </table:table-cell>
          <table:table-cell table:style-name="ce3" office:value-type="float" office:value="4.02899165776811E-022" calcext:value-type="float">
            <text:p>4.03E-022</text:p>
          </table:table-cell>
          <table:table-cell table:style-name="ce3" office:value-type="float" office:value="3.08003116874466E-024" calcext:value-type="float">
            <text:p>3.08E-024</text:p>
          </table:table-cell>
          <table:table-cell table:style-name="ce3" office:value-type="float" office:value="2.37425752973898E-026" calcext:value-type="float">
            <text:p>2.37E-026</text:p>
          </table:table-cell>
          <table:table-cell table:style-name="ce3" office:value-type="float" office:value="1.84258586162932E-028" calcext:value-type="float">
            <text:p>1.84E-028</text:p>
          </table:table-cell>
          <table:table-cell table:style-name="ce3" office:value-type="float" office:value="1.44175386381059E-030" calcext:value-type="float">
            <text:p>1.44E-030</text:p>
          </table:table-cell>
          <table:table-cell table:style-name="ce3" office:value-type="float" office:value="1.10868864786624E-032" calcext:value-type="float">
            <text:p>1.11E-032</text:p>
          </table:table-cell>
          <table:table-cell table:style-name="ce3" office:value-type="float" office:value="1.04917500383901E-034" calcext:value-type="float">
            <text:p>1.05E-034</text:p>
          </table:table-cell>
          <table:table-cell table:style-name="ce3" office:value-type="float" office:value="-5.0306403931364E-037" calcext:value-type="float">
            <text:p>-5.03E-037</text:p>
          </table:table-cell>
          <table:table-cell table:style-name="ce3" office:value-type="float" office:value="9.70439171262699E-038" calcext:value-type="float">
            <text:p>9.70E-038</text:p>
          </table:table-cell>
          <table:table-cell table:style-name="ce3" office:value-type="float" office:value="-6.84991685685421E-039" calcext:value-type="float">
            <text:p>-6.85E-039</text:p>
          </table:table-cell>
          <table:table-cell table:style-name="ce3" office:value-type="float" office:value="5.18151783208413E-040" calcext:value-type="float">
            <text:p>5.18E-040</text:p>
          </table:table-cell>
        </table:table-row>
        <table:table-row table:style-name="ro1">
          <table:table-cell office:value-type="string" calcext:value-type="string">
            <text:p>X6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.000000000403794737479014" calcext:value-type="float">
            <text:p>4.04E-010</text:p>
          </table:table-cell>
          <table:table-cell table:style-name="ce3" office:value-type="float" office:value="0.00000000000169778606390115" calcext:value-type="float">
            <text:p>1.70E-012</text:p>
          </table:table-cell>
          <table:table-cell table:style-name="ce3" office:value-type="float" office:value="0.000000000000295300787344324" calcext:value-type="float">
            <text:p>2.95E-013</text:p>
          </table:table-cell>
          <table:table-cell table:style-name="ce3" office:value-type="float" office:value="-0.0000000000000242680478141579" calcext:value-type="float">
            <text:p>-2.43E-014</text:p>
          </table:table-cell>
          <table:table-cell table:style-name="ce3" office:value-type="float" office:value="1.74818587037132E-015" calcext:value-type="float">
            <text:p>1.75E-015</text:p>
          </table:table-cell>
          <table:table-cell table:style-name="ce3" office:value-type="float" office:value="-1.20547731544946E-016" calcext:value-type="float">
            <text:p>-1.21E-016</text:p>
          </table:table-cell>
          <table:table-cell table:style-name="ce3" office:value-type="float" office:value="8.1978720319658E-018" calcext:value-type="float">
            <text:p>8.20E-018</text:p>
          </table:table-cell>
          <table:table-cell table:style-name="ce3" office:value-type="float" office:value="-5.55449470850936E-019" calcext:value-type="float">
            <text:p>-5.55E-019</text:p>
          </table:table-cell>
          <table:table-cell table:style-name="ce3" office:value-type="float" office:value="3.76534297932134E-020" calcext:value-type="float">
            <text:p>3.77E-020</text:p>
          </table:table-cell>
          <table:table-cell table:style-name="ce3" office:value-type="float" office:value="-2.55776403315961E-021" calcext:value-type="float">
            <text:p>-2.56E-021</text:p>
          </table:table-cell>
          <table:table-cell table:style-name="ce3" office:value-type="float" office:value="1.74175944406214E-022" calcext:value-type="float">
            <text:p>1.74E-022</text:p>
          </table:table-cell>
          <table:table-cell table:style-name="ce3" office:value-type="float" office:value="-1.18887860648126E-023" calcext:value-type="float">
            <text:p>-1.19E-023</text:p>
          </table:table-cell>
          <table:table-cell table:style-name="ce3" office:value-type="float" office:value="8.13147487034558E-025" calcext:value-type="float">
            <text:p>8.13E-025</text:p>
          </table:table-cell>
          <table:table-cell table:style-name="ce3" office:value-type="float" office:value="-5.57086544875498E-026" calcext:value-type="float">
            <text:p>-5.57E-026</text:p>
          </table:table-cell>
          <table:table-cell table:style-name="ce3" office:value-type="float" office:value="3.82160778036538E-027" calcext:value-type="float">
            <text:p>3.82E-027</text:p>
          </table:table-cell>
          <table:table-cell table:style-name="ce3" office:value-type="float" office:value="-2.62427944589113E-028" calcext:value-type="float">
            <text:p>-2.62E-028</text:p>
          </table:table-cell>
          <table:table-cell table:style-name="ce3" office:value-type="float" office:value="1.80347274874927E-029" calcext:value-type="float">
            <text:p>1.80E-029</text:p>
          </table:table-cell>
          <table:table-cell table:style-name="ce3" office:value-type="float" office:value="-1.24011645671446E-030" calcext:value-type="float">
            <text:p>-1.24E-030</text:p>
          </table:table-cell>
          <table:table-cell table:style-name="ce3" office:value-type="float" office:value="8.53111724215533E-032" calcext:value-type="float">
            <text:p>8.53E-032</text:p>
          </table:table-cell>
          <table:table-cell table:style-name="ce3" office:value-type="float" office:value="-5.87073648781431E-033" calcext:value-type="float">
            <text:p>-5.87E-033</text:p>
          </table:table-cell>
        </table:table-row>
        <table:table-row table:style-name="ro1">
          <table:table-cell office:value-type="string" calcext:value-type="string">
            <text:p>X7</text:p>
          </table:table-cell>
          <table:table-cell table:style-name="ce1" office:value-type="float" office:value="195.584903223333" calcext:value-type="float">
            <text:p>195.5849032233</text:p>
          </table:table-cell>
          <table:table-cell office:value-type="float" office:value="-1.64470356931924" calcext:value-type="float">
            <text:p>-1.6447035693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8</text:p>
          </table:table-cell>
          <table:table-cell table:style-name="ce1" office:value-type="float" office:value="11559119.1039359" calcext:value-type="float">
            <text:p>11559119.1039359</text:p>
          </table:table-cell>
          <table:table-cell office:value-type="float" office:value="3263.90103659907" calcext:value-type="float">
            <text:p>3263.9010365991</text:p>
          </table:table-cell>
          <table:table-cell office:value-type="float" office:value="92.3607935559039" calcext:value-type="float">
            <text:p>92.3607935559</text:p>
          </table:table-cell>
          <table:table-cell office:value-type="float" office:value="0.271253452248873" calcext:value-type="float">
            <text:p>0.2712534522</text:p>
          </table:table-cell>
          <table:table-cell office:value-type="float" office:value="0.0013058542365301" calcext:value-type="float">
            <text:p>0.0013058542</text:p>
          </table:table-cell>
          <table:table-cell table:style-name="ce3" office:value-type="float" office:value="0.00000666093369401392" calcext:value-type="float">
            <text:p>6.66E-006</text:p>
          </table:table-cell>
          <table:table-cell table:style-name="ce3" office:value-type="float" office:value="0.0000000372559372658928" calcext:value-type="float">
            <text:p>3.73E-008</text:p>
          </table:table-cell>
          <table:table-cell table:style-name="ce3" office:value-type="float" office:value="0.000000000222776397306735" calcext:value-type="float">
            <text:p>2.23E-010</text:p>
          </table:table-cell>
          <table:table-cell table:style-name="ce3" office:value-type="float" office:value="0.00000000000139861865872567" calcext:value-type="float">
            <text:p>1.40E-012</text:p>
          </table:table-cell>
          <table:table-cell table:style-name="ce3" office:value-type="float" office:value="9.10952201042908E-015" calcext:value-type="float">
            <text:p>9.11E-015</text:p>
          </table:table-cell>
          <table:table-cell table:style-name="ce3" office:value-type="float" office:value="6.10562310027387E-017" calcext:value-type="float">
            <text:p>6.11E-017</text:p>
          </table:table-cell>
          <table:table-cell table:style-name="ce3" office:value-type="float" office:value="4.18710756182393E-019" calcext:value-type="float">
            <text:p>4.19E-019</text:p>
          </table:table-cell>
          <table:table-cell table:style-name="ce3" office:value-type="float" office:value="2.92571446955834E-021" calcext:value-type="float">
            <text:p>2.93E-021</text:p>
          </table:table-cell>
          <table:table-cell table:style-name="ce3" office:value-type="float" office:value="2.07649099482526E-023" calcext:value-type="float">
            <text:p>2.08E-023</text:p>
          </table:table-cell>
          <table:table-cell table:style-name="ce3" office:value-type="float" office:value="1.49302886425257E-025" calcext:value-type="float">
            <text:p>1.49E-025</text:p>
          </table:table-cell>
          <table:table-cell table:style-name="ce3" office:value-type="float" office:value="1.08778630955325E-027" calcext:value-type="float">
            <text:p>1.09E-027</text:p>
          </table:table-cell>
          <table:table-cell table:style-name="ce3" office:value-type="float" office:value="7.85191206788687E-030" calcext:value-type="float">
            <text:p>7.85E-030</text:p>
          </table:table-cell>
          <table:table-cell table:style-name="ce3" office:value-type="float" office:value="6.80531476527731E-032" calcext:value-type="float">
            <text:p>6.81E-032</text:p>
          </table:table-cell>
          <table:table-cell table:style-name="ce3" office:value-type="float" office:value="-2.03334681426825E-034" calcext:value-type="float">
            <text:p>-2.03E-034</text:p>
          </table:table-cell>
          <table:table-cell table:style-name="ce3" office:value-type="float" office:value="4.95308608758481E-035" calcext:value-type="float">
            <text:p>4.95E-035</text:p>
          </table:table-cell>
          <table:table-cell table:style-name="ce3" office:value-type="float" office:value="-3.28527815691972E-036" calcext:value-type="float">
            <text:p>-3.29E-036</text:p>
          </table:table-cell>
        </table:table-row>
        <table:table-row table:style-name="ro1">
          <table:table-cell office:value-type="string" calcext:value-type="string">
            <text:p>X9</text:p>
          </table:table-cell>
          <table:table-cell table:style-name="ce1" office:value-type="float" office:value="39299507515.6602" calcext:value-type="float">
            <text:p>39299507515.6602</text:p>
          </table:table-cell>
          <table:table-cell office:value-type="float" office:value="16645261.0486364" calcext:value-type="float">
            <text:p>16645261.0486364</text:p>
          </table:table-cell>
          <table:table-cell office:value-type="float" office:value="472197.113194648" calcext:value-type="float">
            <text:p>472197.113194648</text:p>
          </table:table-cell>
          <table:table-cell office:value-type="float" office:value="1449.78488836354" calcext:value-type="float">
            <text:p>1449.7848883635</text:p>
          </table:table-cell>
          <table:table-cell office:value-type="float" office:value="7.79111996723568" calcext:value-type="float">
            <text:p>7.7911199672</text:p>
          </table:table-cell>
          <table:table-cell office:value-type="float" office:value="0.0402903739812741" calcext:value-type="float">
            <text:p>0.040290374</text:p>
          </table:table-cell>
          <table:table-cell table:style-name="ce3" office:value-type="float" office:value="0.000227445937498415" calcext:value-type="float">
            <text:p>2.27E-004</text:p>
          </table:table-cell>
          <table:table-cell table:style-name="ce3" office:value-type="float" office:value="0.00000136121090387669" calcext:value-type="float">
            <text:p>1.36E-006</text:p>
          </table:table-cell>
          <table:table-cell table:style-name="ce3" office:value-type="float" office:value="0.00000000853044881932793" calcext:value-type="float">
            <text:p>8.53E-009</text:p>
          </table:table-cell>
          <table:table-cell table:style-name="ce3" office:value-type="float" office:value="0.0000000000554170559677791" calcext:value-type="float">
            <text:p>5.54E-011</text:p>
          </table:table-cell>
          <table:table-cell table:style-name="ce3" office:value-type="float" office:value="0.000000000000370420591699575" calcext:value-type="float">
            <text:p>3.70E-013</text:p>
          </table:table-cell>
          <table:table-cell table:style-name="ce3" office:value-type="float" office:value="2.53361330583138E-015" calcext:value-type="float">
            <text:p>2.53E-015</text:p>
          </table:table-cell>
          <table:table-cell table:style-name="ce3" office:value-type="float" office:value="1.7660283916516E-017" calcext:value-type="float">
            <text:p>1.77E-017</text:p>
          </table:table-cell>
          <table:table-cell table:style-name="ce3" office:value-type="float" office:value="1.25060555664257E-019" calcext:value-type="float">
            <text:p>1.25E-019</text:p>
          </table:table-cell>
          <table:table-cell table:style-name="ce3" office:value-type="float" office:value="8.97386852723553E-022" calcext:value-type="float">
            <text:p>8.97E-022</text:p>
          </table:table-cell>
          <table:table-cell table:style-name="ce3" office:value-type="float" office:value="6.52420010818819E-024" calcext:value-type="float">
            <text:p>6.52E-024</text:p>
          </table:table-cell>
          <table:table-cell table:style-name="ce3" office:value-type="float" office:value="4.71355860016801E-026" calcext:value-type="float">
            <text:p>4.71E-026</text:p>
          </table:table-cell>
          <table:table-cell table:style-name="ce3" office:value-type="float" office:value="3.98978160230166E-028" calcext:value-type="float">
            <text:p>3.99E-028</text:p>
          </table:table-cell>
          <table:table-cell table:style-name="ce3" office:value-type="float" office:value="-6.48822523721326E-031" calcext:value-type="float">
            <text:p>-6.49E-031</text:p>
          </table:table-cell>
          <table:table-cell table:style-name="ce3" office:value-type="float" office:value="2.55169326679037E-031" calcext:value-type="float">
            <text:p>2.55E-031</text:p>
          </table:table-cell>
          <table:table-cell table:style-name="ce3" office:value-type="float" office:value="-1.67121810274265E-032" calcext:value-type="float">
            <text:p>-1.67E-032</text:p>
          </table:table-cell>
        </table:table-row>
        <table:table-row table:style-name="ro1">
          <table:table-cell office:value-type="string" calcext:value-type="string">
            <text:p>X1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0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1</text:p>
          </table:table-cell>
          <table:table-cell table:style-name="ce1" office:value-type="float" office:value="0.785398163397448" calcext:value-type="float">
            <text:p>0.7853981634</text:p>
          </table:table-cell>
          <table:table-cell table:style-name="ce3" office:value-type="float" office:value="1.96705019992233E-020" calcext:value-type="float">
            <text:p>1.97E-020</text:p>
          </table:table-cell>
          <table:table-cell table:style-name="ce3" office:value-type="float" office:value="0" calcext:value-type="float">
            <text:p>0.00E+000</text:p>
          </table:table-cell>
          <table:table-cell table:style-name="ce3" office:value-type="float" office:value="-5.18682707367538E-026" calcext:value-type="float">
            <text:p>-5.19E-026</text:p>
          </table:table-cell>
          <table:table-cell table:style-name="ce3" office:value-type="float" office:value="-9.33205899399587E-029" calcext:value-type="float">
            <text:p>-9.33E-029</text:p>
          </table:table-cell>
          <table:table-cell table:style-name="ce3" office:value-type="float" office:value="-1.50691428264718E-029" calcext:value-type="float">
            <text:p>-1.51E-029</text:p>
          </table:table-cell>
          <table:table-cell table:style-name="ce3" office:value-type="float" office:value="-6.39876753870016E-033" calcext:value-type="float">
            <text:p>-6.40E-033</text:p>
          </table:table-cell>
          <table:table-cell table:style-name="ce3" office:value-type="float" office:value="9.33068134903915E-034" calcext:value-type="float">
            <text:p>9.33E-034</text:p>
          </table:table-cell>
          <table:table-cell table:style-name="ce3" office:value-type="float" office:value="4.9647360159169E-036" calcext:value-type="float">
            <text:p>4.96E-036</text:p>
          </table:table-cell>
          <table:table-cell table:style-name="ce3" office:value-type="float" office:value="-5.92895739859308E-039" calcext:value-type="float">
            <text:p>-5.93E-039</text:p>
          </table:table-cell>
          <table:table-cell table:style-name="ce3" office:value-type="float" office:value="1.54418147788127E-040" calcext:value-type="float">
            <text:p>1.54E-040</text:p>
          </table:table-cell>
          <table:table-cell table:style-name="ce3" office:value-type="float" office:value="-1.16530278630057E-043" calcext:value-type="float">
            <text:p>-1.17E-043</text:p>
          </table:table-cell>
          <table:table-cell table:style-name="ce3" office:value-type="float" office:value="-1.45058990820683E-045" calcext:value-type="float">
            <text:p>-1.45E-045</text:p>
          </table:table-cell>
          <table:table-cell table:style-name="ce3" office:value-type="float" office:value="4.83302198259447E-047" calcext:value-type="float">
            <text:p>4.83E-047</text:p>
          </table:table-cell>
          <table:table-cell table:style-name="ce3" office:value-type="float" office:value="-2.3877443170853E-050" calcext:value-type="float">
            <text:p>-2.39E-050</text:p>
          </table:table-cell>
          <table:table-cell table:style-name="ce3" office:value-type="float" office:value="-3.68274644579242E-052" calcext:value-type="float">
            <text:p>-3.68E-052</text:p>
          </table:table-cell>
          <table:table-cell table:style-name="ce3" office:value-type="float" office:value="-1.03571924006819E-054" calcext:value-type="float">
            <text:p>-1.04E-054</text:p>
          </table:table-cell>
          <table:table-cell table:style-name="ce3" office:value-type="float" office:value="-2.2592708057315E-055" calcext:value-type="float">
            <text:p>-2.26E-055</text:p>
          </table:table-cell>
          <table:table-cell table:style-name="ce3" office:value-type="float" office:value="-7.14606692056318E-058" calcext:value-type="float">
            <text:p>-7.15E-058</text:p>
          </table:table-cell>
          <table:table-cell table:style-name="ce3" office:value-type="float" office:value="1.74705721432972E-058" calcext:value-type="float">
            <text:p>1.75E-058</text:p>
          </table:table-cell>
          <table:table-cell table:style-name="ce3" office:value-type="float" office:value="-1.9513813673016E-059" calcext:value-type="float">
            <text:p>-1.95E-059</text:p>
          </table:table-cell>
        </table:table-row>
        <table:table-row table:style-name="ro1">
          <table:table-cell office:value-type="string" calcext:value-type="string">
            <text:p>X1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0000000000000593838416703129" calcext:value-type="float">
            <text:p>5.94E-014</text:p>
          </table:table-cell>
          <table:table-cell table:style-name="ce3" office:value-type="float" office:value="1.58071970507828E-016" calcext:value-type="float">
            <text:p>1.58E-016</text:p>
          </table:table-cell>
          <table:table-cell table:style-name="ce3" office:value-type="float" office:value="2.14551480414355E-017" calcext:value-type="float">
            <text:p>2.15E-017</text:p>
          </table:table-cell>
          <table:table-cell table:style-name="ce3" office:value-type="float" office:value="-1.43190902189513E-018" calcext:value-type="float">
            <text:p>-1.43E-018</text:p>
          </table:table-cell>
          <table:table-cell table:style-name="ce3" office:value-type="float" office:value="8.58107546309243E-020" calcext:value-type="float">
            <text:p>8.58E-020</text:p>
          </table:table-cell>
          <table:table-cell table:style-name="ce3" office:value-type="float" office:value="-5.07189349352299E-021" calcext:value-type="float">
            <text:p>-5.07E-021</text:p>
          </table:table-cell>
          <table:table-cell table:style-name="ce3" office:value-type="float" office:value="3.01792802854435E-022" calcext:value-type="float">
            <text:p>3.02E-022</text:p>
          </table:table-cell>
          <table:table-cell table:style-name="ce3" office:value-type="float" office:value="-1.81759277957898E-023" calcext:value-type="float">
            <text:p>-1.82E-023</text:p>
          </table:table-cell>
          <table:table-cell table:style-name="ce3" office:value-type="float" office:value="1.10891237946418E-024" calcext:value-type="float">
            <text:p>1.11E-024</text:p>
          </table:table-cell>
          <table:table-cell table:style-name="ce3" office:value-type="float" office:value="-6.84792952876928E-026" calcext:value-type="float">
            <text:p>-6.85E-026</text:p>
          </table:table-cell>
          <table:table-cell table:style-name="ce3" office:value-type="float" office:value="4.27461976039198E-027" calcext:value-type="float">
            <text:p>4.27E-027</text:p>
          </table:table-cell>
          <table:table-cell table:style-name="ce3" office:value-type="float" office:value="-2.69329509148196E-028" calcext:value-type="float">
            <text:p>-2.69E-028</text:p>
          </table:table-cell>
          <table:table-cell table:style-name="ce3" office:value-type="float" office:value="1.71052877296273E-029" calcext:value-type="float">
            <text:p>1.71E-029</text:p>
          </table:table-cell>
          <table:table-cell table:style-name="ce3" office:value-type="float" office:value="-1.09375460239918E-030" calcext:value-type="float">
            <text:p>-1.09E-030</text:p>
          </table:table-cell>
          <table:table-cell table:style-name="ce3" office:value-type="float" office:value="7.03418942977742E-032" calcext:value-type="float">
            <text:p>7.03E-032</text:p>
          </table:table-cell>
          <table:table-cell table:style-name="ce3" office:value-type="float" office:value="-4.54620047951314E-033" calcext:value-type="float">
            <text:p>-4.55E-033</text:p>
          </table:table-cell>
          <table:table-cell table:style-name="ce3" office:value-type="float" office:value="2.95069312056704E-034" calcext:value-type="float">
            <text:p>2.95E-034</text:p>
          </table:table-cell>
          <table:table-cell table:style-name="ce3" office:value-type="float" office:value="-1.92218600768814E-035" calcext:value-type="float">
            <text:p>-1.92E-035</text:p>
          </table:table-cell>
          <table:table-cell table:style-name="ce3" office:value-type="float" office:value="1.25620948105557E-036" calcext:value-type="float">
            <text:p>1.26E-036</text:p>
          </table:table-cell>
        </table:table-row>
        <table:table-row table:style-name="ro1">
          <table:table-cell office:value-type="string" calcext:value-type="string">
            <text:p>X1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4</text:p>
          </table:table-cell>
          <table:table-cell table:style-name="ce1" office:value-type="float" office:value="1.57079631189374" calcext:value-type="float">
            <text:p>1.5707963119</text:p>
          </table:table-cell>
          <table:table-cell table:style-name="ce3" office:value-type="float" office:value="0" calcext:value-type="float">
            <text:p>0.00E+000</text:p>
          </table:table-cell>
          <table:table-cell table:style-name="ce3" office:value-type="float" office:value="-0.0000000000315791856196624" calcext:value-type="float">
            <text:p>-3.16E-011</text:p>
          </table:table-cell>
          <table:table-cell table:style-name="ce3" office:value-type="float" office:value="0.00000000000385730937565146" calcext:value-type="float">
            <text:p>3.86E-012</text:p>
          </table:table-cell>
          <table:table-cell table:style-name="ce3" office:value-type="float" office:value="-0.000000000000352666997834276" calcext:value-type="float">
            <text:p>-3.53E-013</text:p>
          </table:table-cell>
          <table:table-cell table:style-name="ce3" office:value-type="float" office:value="0.0000000000000294023673649835" calcext:value-type="float">
            <text:p>2.94E-014</text:p>
          </table:table-cell>
          <table:table-cell table:style-name="ce3" office:value-type="float" office:value="-2.34203716323347E-015" calcext:value-type="float">
            <text:p>-2.34E-015</text:p>
          </table:table-cell>
          <table:table-cell table:style-name="ce3" office:value-type="float" office:value="1.81783934475795E-016" calcext:value-type="float">
            <text:p>1.82E-016</text:p>
          </table:table-cell>
          <table:table-cell table:style-name="ce3" office:value-type="float" office:value="-1.38842981350216E-017" calcext:value-type="float">
            <text:p>-1.39E-017</text:p>
          </table:table-cell>
          <table:table-cell table:style-name="ce3" office:value-type="float" office:value="1.04903066979645E-018" calcext:value-type="float">
            <text:p>1.05E-018</text:p>
          </table:table-cell>
          <table:table-cell table:style-name="ce3" office:value-type="float" office:value="-7.86395842732585E-020" calcext:value-type="float">
            <text:p>-7.86E-020</text:p>
          </table:table-cell>
          <table:table-cell table:style-name="ce3" office:value-type="float" office:value="5.85924296129912E-021" calcext:value-type="float">
            <text:p>5.86E-021</text:p>
          </table:table-cell>
          <table:table-cell table:style-name="ce3" office:value-type="float" office:value="-4.3436444042956E-022" calcext:value-type="float">
            <text:p>-4.34E-022</text:p>
          </table:table-cell>
          <table:table-cell table:style-name="ce3" office:value-type="float" office:value="3.20613968250392E-023" calcext:value-type="float">
            <text:p>3.21E-023</text:p>
          </table:table-cell>
          <table:table-cell table:style-name="ce3" office:value-type="float" office:value="-2.35743024159746E-024" calcext:value-type="float">
            <text:p>-2.36E-024</text:p>
          </table:table-cell>
          <table:table-cell table:style-name="ce3" office:value-type="float" office:value="1.7273707335531E-025" calcext:value-type="float">
            <text:p>1.73E-025</text:p>
          </table:table-cell>
          <table:table-cell table:style-name="ce3" office:value-type="float" office:value="-1.26169685542538E-026" calcext:value-type="float">
            <text:p>-1.26E-026</text:p>
          </table:table-cell>
          <table:table-cell table:style-name="ce3" office:value-type="float" office:value="9.18885133138263E-028" calcext:value-type="float">
            <text:p>9.19E-028</text:p>
          </table:table-cell>
          <table:table-cell table:style-name="ce3" office:value-type="float" office:value="-6.67429505846445E-029" calcext:value-type="float">
            <text:p>-6.67E-029</text:p>
          </table:table-cell>
          <table:table-cell table:style-name="ce3" office:value-type="float" office:value="4.83591828045752E-030" calcext:value-type="float">
            <text:p>4.84E-030</text:p>
          </table:table-cell>
          <table:table-cell table:style-name="ce3" office:value-type="float" office:value="-3.49594816482983E-031" calcext:value-type="float">
            <text:p>-3.50E-031</text:p>
          </table:table-cell>
        </table:table-row>
        <table:table-row table:style-name="ro1">
          <table:table-cell office:value-type="string" calcext:value-type="string">
            <text:p>X15</text:p>
          </table:table-cell>
          <table:table-cell table:style-name="ce1" office:value-type="float" office:value="0.480003735549036" calcext:value-type="float">
            <text:p>0.4800037355</text:p>
          </table:table-cell>
          <table:table-cell office:value-type="float" office:value="0.027098206010042" calcext:value-type="float">
            <text:p>0.027098206</text:p>
          </table:table-cell>
          <table:table-cell office:value-type="float" office:value="0.000113936493595247" calcext:value-type="float">
            <text:p>0.0001139365</text:p>
          </table:table-cell>
          <table:table-cell table:style-name="ce3" office:value-type="float" office:value="0.000000638739679813418" calcext:value-type="float">
            <text:p>6.39E-007</text:p>
          </table:table-cell>
          <table:table-cell table:style-name="ce3" office:value-type="float" office:value="0.00000000402844524529499" calcext:value-type="float">
            <text:p>4.03E-009</text:p>
          </table:table-cell>
          <table:table-cell table:style-name="ce3" office:value-type="float" office:value="0.0000000000271006531261798" calcext:value-type="float">
            <text:p>2.71E-011</text:p>
          </table:table-cell>
          <table:table-cell table:style-name="ce3" office:value-type="float" office:value="0.000000000000189911304480946" calcext:value-type="float">
            <text:p>1.90E-013</text:p>
          </table:table-cell>
          <table:table-cell table:style-name="ce3" office:value-type="float" office:value="1.36885148833804E-015" calcext:value-type="float">
            <text:p>1.37E-015</text:p>
          </table:table-cell>
          <table:table-cell table:style-name="ce3" office:value-type="float" office:value="1.00720226350086E-017" calcext:value-type="float">
            <text:p>1.01E-017</text:p>
          </table:table-cell>
          <table:table-cell table:style-name="ce3" office:value-type="float" office:value="7.52863867326832E-020" calcext:value-type="float">
            <text:p>7.53E-020</text:p>
          </table:table-cell>
          <table:table-cell table:style-name="ce3" office:value-type="float" office:value="5.69785625356505E-022" calcext:value-type="float">
            <text:p>5.70E-022</text:p>
          </table:table-cell>
          <table:table-cell table:style-name="ce3" office:value-type="float" office:value="4.35581003953733E-024" calcext:value-type="float">
            <text:p>4.36E-024</text:p>
          </table:table-cell>
          <table:table-cell table:style-name="ce3" office:value-type="float" office:value="3.35779370351889E-026" calcext:value-type="float">
            <text:p>3.36E-026</text:p>
          </table:table-cell>
          <table:table-cell table:style-name="ce3" office:value-type="float" office:value="2.60517818537362E-028" calcext:value-type="float">
            <text:p>2.61E-028</text:p>
          </table:table-cell>
          <table:table-cell table:style-name="ce3" office:value-type="float" office:value="2.04354849422516E-030" calcext:value-type="float">
            <text:p>2.04E-030</text:p>
          </table:table-cell>
          <table:table-cell table:style-name="ce3" office:value-type="float" office:value="1.53450696493527E-032" calcext:value-type="float">
            <text:p>1.53E-032</text:p>
          </table:table-cell>
          <table:table-cell table:style-name="ce3" office:value-type="float" office:value="1.7258590732999E-034" calcext:value-type="float">
            <text:p>1.73E-034</text:p>
          </table:table-cell>
          <table:table-cell table:style-name="ce3" office:value-type="float" office:value="-2.46144920510144E-036" calcext:value-type="float">
            <text:p>-2.46E-036</text:p>
          </table:table-cell>
          <table:table-cell table:style-name="ce3" office:value-type="float" office:value="2.63468119571068E-037" calcext:value-type="float">
            <text:p>2.63E-037</text:p>
          </table:table-cell>
          <table:table-cell table:style-name="ce3" office:value-type="float" office:value="-1.87739994756367E-038" calcext:value-type="float">
            <text:p>-1.88E-038</text:p>
          </table:table-cell>
          <table:table-cell table:style-name="ce3" office:value-type="float" office:value="1.38571790029816E-039" calcext:value-type="float">
            <text:p>1.39E-039</text:p>
          </table:table-cell>
        </table:table-row>
        <table:table-row table:style-name="ro1">
          <table:table-cell office:value-type="string" calcext:value-type="string">
            <text:p>X1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9</text:p>
          </table:table-cell>
          <table:table-cell table:style-name="ce1" office:value-type="float" office:value="11559119.1039359" calcext:value-type="float">
            <text:p>11559119.1039359</text:p>
          </table:table-cell>
          <table:table-cell office:value-type="float" office:value="3263.90103659907" calcext:value-type="float">
            <text:p>3263.9010365991</text:p>
          </table:table-cell>
          <table:table-cell office:value-type="float" office:value="92.3607935559039" calcext:value-type="float">
            <text:p>92.3607935559</text:p>
          </table:table-cell>
          <table:table-cell office:value-type="float" office:value="0.271253452248873" calcext:value-type="float">
            <text:p>0.2712534522</text:p>
          </table:table-cell>
          <table:table-cell office:value-type="float" office:value="0.0013058542365301" calcext:value-type="float">
            <text:p>0.0013058542</text:p>
          </table:table-cell>
          <table:table-cell table:style-name="ce3" office:value-type="float" office:value="0.00000666093369401392" calcext:value-type="float">
            <text:p>6.66E-006</text:p>
          </table:table-cell>
          <table:table-cell table:style-name="ce3" office:value-type="float" office:value="0.0000000372559372658928" calcext:value-type="float">
            <text:p>3.73E-008</text:p>
          </table:table-cell>
          <table:table-cell table:style-name="ce3" office:value-type="float" office:value="0.000000000222776397306737" calcext:value-type="float">
            <text:p>2.23E-010</text:p>
          </table:table-cell>
          <table:table-cell table:style-name="ce3" office:value-type="float" office:value="0.00000000000139861865872556" calcext:value-type="float">
            <text:p>1.40E-012</text:p>
          </table:table-cell>
          <table:table-cell table:style-name="ce3" office:value-type="float" office:value="9.10952201043643E-015" calcext:value-type="float">
            <text:p>9.11E-015</text:p>
          </table:table-cell>
          <table:table-cell table:style-name="ce3" office:value-type="float" office:value="6.10562310022778E-017" calcext:value-type="float">
            <text:p>6.11E-017</text:p>
          </table:table-cell>
          <table:table-cell table:style-name="ce3" office:value-type="float" office:value="4.18710756211525E-019" calcext:value-type="float">
            <text:p>4.19E-019</text:p>
          </table:table-cell>
          <table:table-cell table:style-name="ce3" office:value-type="float" office:value="2.92571446770441E-021" calcext:value-type="float">
            <text:p>2.93E-021</text:p>
          </table:table-cell>
          <table:table-cell table:style-name="ce3" office:value-type="float" office:value="2.07649100669777E-023" calcext:value-type="float">
            <text:p>2.08E-023</text:p>
          </table:table-cell>
          <table:table-cell table:style-name="ce3" office:value-type="float" office:value="1.49302878778738E-025" calcext:value-type="float">
            <text:p>1.49E-025</text:p>
          </table:table-cell>
          <table:table-cell table:style-name="ce3" office:value-type="float" office:value="1.0877868045453E-027" calcext:value-type="float">
            <text:p>1.09E-027</text:p>
          </table:table-cell>
          <table:table-cell table:style-name="ce3" office:value-type="float" office:value="7.85187987963797E-030" calcext:value-type="float">
            <text:p>7.85E-030</text:p>
          </table:table-cell>
          <table:table-cell table:style-name="ce3" office:value-type="float" office:value="6.80552491675832E-032" calcext:value-type="float">
            <text:p>6.81E-032</text:p>
          </table:table-cell>
          <table:table-cell table:style-name="ce3" office:value-type="float" office:value="-2.03472370308715E-034" calcext:value-type="float">
            <text:p>-2.03E-034</text:p>
          </table:table-cell>
          <table:table-cell table:style-name="ce3" office:value-type="float" office:value="4.95399102141907E-035" calcext:value-type="float">
            <text:p>4.95E-035</text:p>
          </table:table-cell>
          <table:table-cell table:style-name="ce3" office:value-type="float" office:value="-3.28587454690699E-036" calcext:value-type="float">
            <text:p>-3.29E-036</text:p>
          </table:table-cell>
        </table:table-row>
        <table:table-row table:style-name="ro1">
          <table:table-cell office:value-type="string" calcext:value-type="string">
            <text:p>X20</text:p>
          </table:table-cell>
          <table:table-cell table:style-name="ce1" office:value-type="float" office:value="3399.8704539932" calcext:value-type="float">
            <text:p>3399.8704539932</text:p>
          </table:table-cell>
          <table:table-cell office:value-type="float" office:value="0.480003735549036" calcext:value-type="float">
            <text:p>0.4800037355</text:p>
          </table:table-cell>
          <table:table-cell office:value-type="float" office:value="0.013549103005021" calcext:value-type="float">
            <text:p>0.013549103</text:p>
          </table:table-cell>
          <table:table-cell table:style-name="ce3" office:value-type="float" office:value="0.0000379788311984154" calcext:value-type="float">
            <text:p>3.80E-005</text:p>
          </table:table-cell>
          <table:table-cell table:style-name="ce3" office:value-type="float" office:value="0.000000159684919953358" calcext:value-type="float">
            <text:p>1.60E-007</text:p>
          </table:table-cell>
          <table:table-cell table:style-name="ce3" office:value-type="float" office:value="0.000000000805689049058791" calcext:value-type="float">
            <text:p>8.06E-010</text:p>
          </table:table-cell>
          <table:table-cell table:style-name="ce3" office:value-type="float" office:value="0.0000000000045167755210424" calcext:value-type="float">
            <text:p>4.52E-012</text:p>
          </table:table-cell>
          <table:table-cell table:style-name="ce3" office:value-type="float" office:value="0.0000000000000271301863536413" calcext:value-type="float">
            <text:p>2.71E-014</text:p>
          </table:table-cell>
          <table:table-cell table:style-name="ce3" office:value-type="float" office:value="1.71106436092485E-016" calcext:value-type="float">
            <text:p>1.71E-016</text:p>
          </table:table-cell>
          <table:table-cell table:style-name="ce3" office:value-type="float" office:value="1.11911362281844E-018" calcext:value-type="float">
            <text:p>1.12E-018</text:p>
          </table:table-cell>
          <table:table-cell table:style-name="ce3" office:value-type="float" office:value="7.52863889184133E-021" calcext:value-type="float">
            <text:p>7.53E-021</text:p>
          </table:table-cell>
          <table:table-cell table:style-name="ce3" office:value-type="float" office:value="5.17986785875622E-023" calcext:value-type="float">
            <text:p>5.18E-023</text:p>
          </table:table-cell>
          <table:table-cell table:style-name="ce3" office:value-type="float" office:value="3.62985154553874E-025" calcext:value-type="float">
            <text:p>3.63E-025</text:p>
          </table:table-cell>
          <table:table-cell table:style-name="ce3" office:value-type="float" office:value="2.5828516741509E-027" calcext:value-type="float">
            <text:p>2.58E-027</text:p>
          </table:table-cell>
          <table:table-cell table:style-name="ce3" office:value-type="float" office:value="1.86129290927641E-029" calcext:value-type="float">
            <text:p>1.86E-029</text:p>
          </table:table-cell>
          <table:table-cell table:style-name="ce3" office:value-type="float" office:value="1.35929784965769E-031" calcext:value-type="float">
            <text:p>1.36E-031</text:p>
          </table:table-cell>
          <table:table-cell table:style-name="ce3" office:value-type="float" office:value="9.79956316146618E-034" calcext:value-type="float">
            <text:p>9.80E-034</text:p>
          </table:table-cell>
          <table:table-cell table:style-name="ce3" office:value-type="float" office:value="8.72767596160273E-036" calcext:value-type="float">
            <text:p>8.73E-036</text:p>
          </table:table-cell>
          <table:table-cell table:style-name="ce3" office:value-type="float" office:value="-3.9504169028165E-038" calcext:value-type="float">
            <text:p>-3.95E-038</text:p>
          </table:table-cell>
          <table:table-cell table:style-name="ce3" office:value-type="float" office:value="7.22186873501902E-039" calcext:value-type="float">
            <text:p>7.22E-039</text:p>
          </table:table-cell>
          <table:table-cell table:style-name="ce3" office:value-type="float" office:value="-4.84274447672833E-040" calcext:value-type="float">
            <text:p>-4.84E-040</text:p>
          </table:table-cell>
        </table:table-row>
        <table:table-row table:style-name="ro1">
          <table:table-cell office:value-type="string" calcext:value-type="string">
            <text:p>X21</text:p>
          </table:table-cell>
          <table:table-cell table:style-name="ce1" office:value-type="float" office:value="0.230403586141029" calcext:value-type="float">
            <text:p>0.2304035861</text:p>
          </table:table-cell>
          <table:table-cell office:value-type="float" office:value="0.026014480222995" calcext:value-type="float">
            <text:p>0.0260144802</text:p>
          </table:table-cell>
          <table:table-cell office:value-type="float" office:value="0.000843692654044833" calcext:value-type="float">
            <text:p>0.0008436927</text:p>
          </table:table-cell>
          <table:table-cell table:style-name="ce3" office:value-type="float" office:value="0.00000678814401571933" calcext:value-type="float">
            <text:p>6.79E-006</text:p>
          </table:table-cell>
          <table:table-cell table:style-name="ce3" office:value-type="float" office:value="0.0000000514662609659169" calcext:value-type="float">
            <text:p>5.15E-008</text:p>
          </table:table-cell>
          <table:table-cell table:style-name="ce3" office:value-type="float" office:value="0.000000000389895626663308" calcext:value-type="float">
            <text:p>3.90E-010</text:p>
          </table:table-cell>
          <table:table-cell table:style-name="ce3" office:value-type="float" office:value="0.00000000000297703666433437" calcext:value-type="float">
            <text:p>2.98E-012</text:p>
          </table:table-cell>
          <table:table-cell table:style-name="ce3" office:value-type="float" office:value="0.0000000000000229283813954764" calcext:value-type="float">
            <text:p>2.29E-014</text:p>
          </table:table-cell>
          <table:table-cell table:style-name="ce3" office:value-type="float" office:value="1.77980608583709E-016" calcext:value-type="float">
            <text:p>1.78E-016</text:p>
          </table:table-cell>
          <table:table-cell table:style-name="ce3" office:value-type="float" office:value="1.39102202610095E-018" calcext:value-type="float">
            <text:p>1.39E-018</text:p>
          </table:table-cell>
          <table:table-cell table:style-name="ce3" office:value-type="float" office:value="1.0935611882764E-020" calcext:value-type="float">
            <text:p>1.09E-020</text:p>
          </table:table-cell>
          <table:table-cell table:style-name="ce3" office:value-type="float" office:value="8.64066088754329E-023" calcext:value-type="float">
            <text:p>8.64E-023</text:p>
          </table:table-cell>
          <table:table-cell table:style-name="ce3" office:value-type="float" office:value="6.85728929313974E-025" calcext:value-type="float">
            <text:p>6.86E-025</text:p>
          </table:table-cell>
          <table:table-cell table:style-name="ce3" office:value-type="float" office:value="5.46277528398246E-027" calcext:value-type="float">
            <text:p>5.46E-027</text:p>
          </table:table-cell>
          <table:table-cell table:style-name="ce3" office:value-type="float" office:value="4.36675722923177E-029" calcext:value-type="float">
            <text:p>4.37E-029</text:p>
          </table:table-cell>
          <table:table-cell table:style-name="ce3" office:value-type="float" office:value="3.4989156055335E-031" calcext:value-type="float">
            <text:p>3.50E-031</text:p>
          </table:table-cell>
          <table:table-cell table:style-name="ce3" office:value-type="float" office:value="2.82640633679623E-033" calcext:value-type="float">
            <text:p>2.83E-033</text:p>
          </table:table-cell>
          <table:table-cell table:style-name="ce3" office:value-type="float" office:value="2.17476880991978E-035" calcext:value-type="float">
            <text:p>2.17E-035</text:p>
          </table:table-cell>
          <table:table-cell table:style-name="ce3" office:value-type="float" office:value="2.50869777612463E-037" calcext:value-type="float">
            <text:p>2.51E-037</text:p>
          </table:table-cell>
          <table:table-cell table:style-name="ce3" office:value-type="float" office:value="-3.48576448966295E-039" calcext:value-type="float">
            <text:p>-3.49E-039</text:p>
          </table:table-cell>
          <table:table-cell table:style-name="ce3" office:value-type="float" office:value="3.7507749559988E-040" calcext:value-type="float">
            <text:p>3.75E-040</text:p>
          </table:table-cell>
        </table:table-row>
        <table:table-row table:style-name="ro1">
          <table:table-cell office:value-type="string" calcext:value-type="string">
            <text:p>X2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23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float" office:value="0" calcext:value-type="float">
            <text:p>0.00E+000</text:p>
          </table:table-cell>
          <table:table-cell table:style-name="ce3" office:value-type="float" office:value="-4.70566535289025E-019" calcext:value-type="float">
            <text:p>-4.71E-019</text:p>
          </table:table-cell>
          <table:table-cell table:style-name="ce3" office:value-type="float" office:value="5.74783887811223E-020" calcext:value-type="float">
            <text:p>5.75E-020</text:p>
          </table:table-cell>
          <table:table-cell table:style-name="ce3" office:value-type="float" office:value="-5.25514778247887E-021" calcext:value-type="float">
            <text:p>-5.26E-021</text:p>
          </table:table-cell>
          <table:table-cell table:style-name="ce3" office:value-type="float" office:value="4.38129415586346E-022" calcext:value-type="float">
            <text:p>4.38E-022</text:p>
          </table:table-cell>
          <table:table-cell table:style-name="ce3" office:value-type="float" office:value="-3.48990732913236E-023" calcext:value-type="float">
            <text:p>-3.49E-023</text:p>
          </table:table-cell>
          <table:table-cell table:style-name="ce3" office:value-type="float" office:value="2.70879171007566E-024" calcext:value-type="float">
            <text:p>2.71E-024</text:p>
          </table:table-cell>
          <table:table-cell table:style-name="ce3" office:value-type="float" office:value="-2.06892164573396E-025" calcext:value-type="float">
            <text:p>-2.07E-025</text:p>
          </table:table-cell>
          <table:table-cell table:style-name="ce3" office:value-type="float" office:value="1.56317751079269E-026" calcext:value-type="float">
            <text:p>1.56E-026</text:p>
          </table:table-cell>
          <table:table-cell table:style-name="ce3" office:value-type="float" office:value="-1.17182112147299E-027" calcext:value-type="float">
            <text:p>-1.17E-027</text:p>
          </table:table-cell>
          <table:table-cell table:style-name="ce3" office:value-type="float" office:value="8.73095238402355E-029" calcext:value-type="float">
            <text:p>8.73E-029</text:p>
          </table:table-cell>
          <table:table-cell table:style-name="ce3" office:value-type="float" office:value="-6.4725345437163E-030" calcext:value-type="float">
            <text:p>-6.47E-030</text:p>
          </table:table-cell>
          <table:table-cell table:style-name="ce3" office:value-type="float" office:value="4.77752042189825E-031" calcext:value-type="float">
            <text:p>4.78E-031</text:p>
          </table:table-cell>
          <table:table-cell table:style-name="ce3" office:value-type="float" office:value="-3.5128448033295E-032" calcext:value-type="float">
            <text:p>-3.51E-032</text:p>
          </table:table-cell>
          <table:table-cell table:style-name="ce3" office:value-type="float" office:value="2.57398297422095E-033" calcext:value-type="float">
            <text:p>2.57E-033</text:p>
          </table:table-cell>
          <table:table-cell table:style-name="ce3" office:value-type="float" office:value="-1.88007482204642E-034" calcext:value-type="float">
            <text:p>-1.88E-034</text:p>
          </table:table-cell>
          <table:table-cell table:style-name="ce3" office:value-type="float" office:value="1.36924554875234E-035" calcext:value-type="float">
            <text:p>1.37E-035</text:p>
          </table:table-cell>
          <table:table-cell table:style-name="ce3" office:value-type="float" office:value="-9.94547465214795E-037" calcext:value-type="float">
            <text:p>-9.95E-037</text:p>
          </table:table-cell>
          <table:table-cell table:style-name="ce3" office:value-type="float" office:value="7.2060797817372E-038" calcext:value-type="float">
            <text:p>7.21E-038</text:p>
          </table:table-cell>
          <table:table-cell table:style-name="ce3" office:value-type="float" office:value="-5.20936871294651E-039" calcext:value-type="float">
            <text:p>-5.21E-039</text:p>
          </table:table-cell>
        </table:table-row>
        <table:table-row table:style-name="ro1">
          <table:table-cell office:value-type="string" calcext:value-type="string">
            <text:p>X24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.000000000000118767683340626" calcext:value-type="float">
            <text:p>1.19E-013</text:p>
          </table:table-cell>
          <table:table-cell table:style-name="ce3" office:value-type="float" office:value="4.74215911523484E-016" calcext:value-type="float">
            <text:p>4.74E-016</text:p>
          </table:table-cell>
          <table:table-cell table:style-name="ce3" office:value-type="float" office:value="8.5820592165742E-017" calcext:value-type="float">
            <text:p>8.58E-017</text:p>
          </table:table-cell>
          <table:table-cell table:style-name="ce3" office:value-type="float" office:value="-7.15954510947564E-018" calcext:value-type="float">
            <text:p>-7.16E-018</text:p>
          </table:table-cell>
          <table:table-cell table:style-name="ce3" office:value-type="float" office:value="5.14864527785546E-019" calcext:value-type="float">
            <text:p>5.15E-019</text:p>
          </table:table-cell>
          <table:table-cell table:style-name="ce3" office:value-type="float" office:value="-3.55032544546609E-020" calcext:value-type="float">
            <text:p>-3.55E-020</text:p>
          </table:table-cell>
          <table:table-cell table:style-name="ce3" office:value-type="float" office:value="2.41434242283548E-021" calcext:value-type="float">
            <text:p>2.41E-021</text:p>
          </table:table-cell>
          <table:table-cell table:style-name="ce3" office:value-type="float" office:value="-1.63583350162109E-022" calcext:value-type="float">
            <text:p>-1.64E-022</text:p>
          </table:table-cell>
          <table:table-cell table:style-name="ce3" office:value-type="float" office:value="1.10891237946418E-023" calcext:value-type="float">
            <text:p>1.11E-023</text:p>
          </table:table-cell>
          <table:table-cell table:style-name="ce3" office:value-type="float" office:value="-7.53272248164621E-025" calcext:value-type="float">
            <text:p>-7.53E-025</text:p>
          </table:table-cell>
          <table:table-cell table:style-name="ce3" office:value-type="float" office:value="5.12954371247037E-026" calcext:value-type="float">
            <text:p>5.13E-026</text:p>
          </table:table-cell>
          <table:table-cell table:style-name="ce3" office:value-type="float" office:value="-3.50128361892655E-027" calcext:value-type="float">
            <text:p>-3.50E-027</text:p>
          </table:table-cell>
          <table:table-cell table:style-name="ce3" office:value-type="float" office:value="2.39474028214783E-028" calcext:value-type="float">
            <text:p>2.39E-028</text:p>
          </table:table-cell>
          <table:table-cell table:style-name="ce3" office:value-type="float" office:value="-1.64063190359877E-029" calcext:value-type="float">
            <text:p>-1.64E-029</text:p>
          </table:table-cell>
          <table:table-cell table:style-name="ce3" office:value-type="float" office:value="1.12547030876439E-030" calcext:value-type="float">
            <text:p>1.13E-030</text:p>
          </table:table-cell>
          <table:table-cell table:style-name="ce3" office:value-type="float" office:value="-7.72854081517235E-032" calcext:value-type="float">
            <text:p>-7.73E-032</text:p>
          </table:table-cell>
          <table:table-cell table:style-name="ce3" office:value-type="float" office:value="5.31124761702067E-033" calcext:value-type="float">
            <text:p>5.31E-033</text:p>
          </table:table-cell>
          <table:table-cell table:style-name="ce3" office:value-type="float" office:value="-3.65215341460746E-034" calcext:value-type="float">
            <text:p>-3.65E-034</text:p>
          </table:table-cell>
          <table:table-cell table:style-name="ce3" office:value-type="float" office:value="2.51241896211114E-035" calcext:value-type="float">
            <text:p>2.51E-035</text:p>
          </table:table-cell>
          <table:table-cell table:style-name="ce3" office:value-type="float" office:value="-1.72893385895848E-036" calcext:value-type="float">
            <text:p>-1.73E-036</text:p>
          </table:table-cell>
        </table:table-row>
        <table:table-row table:style-name="ro1">
          <table:table-cell office:value-type="string" calcext:value-type="string">
            <text:p>X25</text:p>
          </table:table-cell>
          <table:table-cell table:style-name="ce1" office:value-type="float" office:value="0.480003735549036" calcext:value-type="float">
            <text:p>0.4800037355</text:p>
          </table:table-cell>
          <table:table-cell office:value-type="float" office:value="0.027098206010042" calcext:value-type="float">
            <text:p>0.027098206</text:p>
          </table:table-cell>
          <table:table-cell table:style-name="ce3" office:value-type="float" office:value="0.000113936493595246" calcext:value-type="float">
            <text:p>1.14E-004</text:p>
          </table:table-cell>
          <table:table-cell table:style-name="ce3" office:value-type="float" office:value="0.000000638739679813433" calcext:value-type="float">
            <text:p>6.39E-007</text:p>
          </table:table-cell>
          <table:table-cell table:style-name="ce3" office:value-type="float" office:value="0.00000000402844524529395" calcext:value-type="float">
            <text:p>4.03E-009</text:p>
          </table:table-cell>
          <table:table-cell table:style-name="ce3" office:value-type="float" office:value="0.0000000000271006531262544" calcext:value-type="float">
            <text:p>2.71E-011</text:p>
          </table:table-cell>
          <table:table-cell table:style-name="ce3" office:value-type="float" office:value="0.000000000000189911304475489" calcext:value-type="float">
            <text:p>1.90E-013</text:p>
          </table:table-cell>
          <table:table-cell table:style-name="ce3" office:value-type="float" office:value="1.36885148873988E-015" calcext:value-type="float">
            <text:p>1.37E-015</text:p>
          </table:table-cell>
          <table:table-cell table:style-name="ce3" office:value-type="float" office:value="1.0072022605366E-017" calcext:value-type="float">
            <text:p>1.01E-017</text:p>
          </table:table-cell>
          <table:table-cell table:style-name="ce3" office:value-type="float" office:value="7.52863889184133E-020" calcext:value-type="float">
            <text:p>7.53E-020</text:p>
          </table:table-cell>
          <table:table-cell table:style-name="ce3" office:value-type="float" office:value="5.69785464463185E-022" calcext:value-type="float">
            <text:p>5.70E-022</text:p>
          </table:table-cell>
          <table:table-cell table:style-name="ce3" office:value-type="float" office:value="4.35582185464649E-024" calcext:value-type="float">
            <text:p>4.36E-024</text:p>
          </table:table-cell>
          <table:table-cell table:style-name="ce3" office:value-type="float" office:value="3.35770717639618E-026" calcext:value-type="float">
            <text:p>3.36E-026</text:p>
          </table:table-cell>
          <table:table-cell table:style-name="ce3" office:value-type="float" office:value="2.60581007298698E-028" calcext:value-type="float">
            <text:p>2.61E-028</text:p>
          </table:table-cell>
          <table:table-cell table:style-name="ce3" office:value-type="float" office:value="2.03894677448654E-030" calcext:value-type="float">
            <text:p>2.04E-030</text:p>
          </table:table-cell>
          <table:table-cell table:style-name="ce3" office:value-type="float" office:value="1.56793010583459E-032" calcext:value-type="float">
            <text:p>1.57E-032</text:p>
          </table:table-cell>
          <table:table-cell table:style-name="ce3" office:value-type="float" office:value="1.48370491347247E-034" calcext:value-type="float">
            <text:p>1.48E-034</text:p>
          </table:table-cell>
          <table:table-cell table:style-name="ce3" office:value-type="float" office:value="-7.11075042506971E-037" calcext:value-type="float">
            <text:p>-7.11E-037</text:p>
          </table:table-cell>
          <table:table-cell table:style-name="ce3" office:value-type="float" office:value="1.37215505965361E-037" calcext:value-type="float">
            <text:p>1.37E-037</text:p>
          </table:table-cell>
          <table:table-cell table:style-name="ce3" office:value-type="float" office:value="-9.68548895345667E-039" calcext:value-type="float">
            <text:p>-9.69E-039</text:p>
          </table:table-cell>
          <table:table-cell table:style-name="ce3" office:value-type="float" office:value="7.32655442246779E-040" calcext:value-type="float">
            <text:p>7.33E-040</text:p>
          </table:table-cell>
        </table:table-row>
        <table:table-row table:style-name="ro1">
          <table:table-cell office:value-type="string" calcext:value-type="string">
            <text:p>X26</text:p>
          </table:table-cell>
          <table:table-cell table:style-name="ce1" office:value-type="float" office:value="3263.90103659907" calcext:value-type="float">
            <text:p>3263.9010365991</text:p>
          </table:table-cell>
          <table:table-cell office:value-type="float" office:value="184.721587111808" calcext:value-type="float">
            <text:p>184.7215871118</text:p>
          </table:table-cell>
          <table:table-cell office:value-type="float" office:value="0.81376035674662" calcext:value-type="float">
            <text:p>0.8137603567</text:p>
          </table:table-cell>
          <table:table-cell office:value-type="float" office:value="0.00522341694612042" calcext:value-type="float">
            <text:p>0.0052234169</text:p>
          </table:table-cell>
          <table:table-cell table:style-name="ce3" office:value-type="float" office:value="0.0000333046684700696" calcext:value-type="float">
            <text:p>3.33E-005</text:p>
          </table:table-cell>
          <table:table-cell table:style-name="ce3" office:value-type="float" office:value="0.000000223535623595357" calcext:value-type="float">
            <text:p>2.24E-007</text:p>
          </table:table-cell>
          <table:table-cell table:style-name="ce3" office:value-type="float" office:value="0.00000000155943478114715" calcext:value-type="float">
            <text:p>1.56E-009</text:p>
          </table:table-cell>
          <table:table-cell table:style-name="ce3" office:value-type="float" office:value="0.0000000000111889492698054" calcext:value-type="float">
            <text:p>1.12E-011</text:p>
          </table:table-cell>
          <table:table-cell table:style-name="ce3" office:value-type="float" office:value="0.0000000000000819856980938618" calcext:value-type="float">
            <text:p>8.20E-014</text:p>
          </table:table-cell>
          <table:table-cell table:style-name="ce3" office:value-type="float" office:value="6.10562310027387E-016" calcext:value-type="float">
            <text:p>6.11E-016</text:p>
          </table:table-cell>
          <table:table-cell table:style-name="ce3" office:value-type="float" office:value="4.60581831800633E-018" calcext:value-type="float">
            <text:p>4.61E-018</text:p>
          </table:table-cell>
          <table:table-cell table:style-name="ce3" office:value-type="float" office:value="3.51085736347001E-020" calcext:value-type="float">
            <text:p>3.51E-020</text:p>
          </table:table-cell>
          <table:table-cell table:style-name="ce3" office:value-type="float" office:value="2.69943829327283E-022" calcext:value-type="float">
            <text:p>2.70E-022</text:p>
          </table:table-cell>
          <table:table-cell table:style-name="ce3" office:value-type="float" office:value="2.0902404099536E-024" calcext:value-type="float">
            <text:p>2.09E-024</text:p>
          </table:table-cell>
          <table:table-cell table:style-name="ce3" office:value-type="float" office:value="1.63167946432988E-026" calcext:value-type="float">
            <text:p>1.63E-026</text:p>
          </table:table-cell>
          <table:table-cell table:style-name="ce3" office:value-type="float" office:value="1.2563059308619E-028" calcext:value-type="float">
            <text:p>1.26E-028</text:p>
          </table:table-cell>
          <table:table-cell table:style-name="ce3" office:value-type="float" office:value="1.15690351009714E-030" calcext:value-type="float">
            <text:p>1.16E-030</text:p>
          </table:table-cell>
          <table:table-cell table:style-name="ce3" office:value-type="float" office:value="-3.66002426568285E-033" calcext:value-type="float">
            <text:p>-3.66E-033</text:p>
          </table:table-cell>
          <table:table-cell table:style-name="ce3" office:value-type="float" office:value="9.41086356641115E-034" calcext:value-type="float">
            <text:p>9.41E-034</text:p>
          </table:table-cell>
          <table:table-cell table:style-name="ce3" office:value-type="float" office:value="-6.57055631383944E-035" calcext:value-type="float">
            <text:p>-6.57E-035</text:p>
          </table:table-cell>
          <table:table-cell table:style-name="ce3" office:value-type="float" office:value="4.97634150543971E-036" calcext:value-type="float">
            <text:p>4.98E-036</text:p>
          </table:table-cell>
        </table:table-row>
        <table:table-row table:style-name="ro1">
          <table:table-cell office:value-type="string" calcext:value-type="string">
            <text:p>X2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6" table:style-name="ce3" office:value-type="float" office:value="0" calcext:value-type="float">
            <text:p>0.00E+000</text:p>
          </table:table-cell>
          <table:table-cell table:number-columns-repeated="3" office:value-type="float" office:value="-0" calcext:value-type="float">
            <text:p>0</text:p>
          </table:table-cell>
          <table:table-cell table:number-columns-repeated="11" table:style-name="ce3" office:value-type="float" office:value="-0" calcext:value-type="float">
            <text:p>-0.00E+000</text:p>
          </table:table-cell>
        </table:table-row>
        <table:table-row table:style-name="ro1">
          <table:table-cell office:value-type="string" calcext:value-type="string">
            <text:p>X28</text:p>
          </table:table-cell>
          <table:table-cell table:style-name="ce1" office:value-type="float" office:value="0.0107992171766205" calcext:value-type="float">
            <text:p>0.0107992172</text:p>
          </table:table-cell>
          <table:table-cell office:value-type="float" office:value="-0.000461634688766777" calcext:value-type="float">
            <text:p>-0.0004616347</text:p>
          </table:table-cell>
          <table:table-cell office:value-type="float" office:value="-0.000251233302720503" calcext:value-type="float">
            <text:p>-0.0002512333</text:p>
          </table:table-cell>
          <table:table-cell office:value-type="float" office:value="-0.000164594364493831" calcext:value-type="float">
            <text:p>-0.0001645944</text:p>
          </table:table-cell>
          <table:table-cell office:value-type="float" office:value="-0.000121284792993993" calcext:value-type="float">
            <text:p>-0.0001212848</text:p>
          </table:table-cell>
          <table:table-cell table:style-name="ce3" office:value-type="float" office:value="-0.0000957812742543993" calcext:value-type="float">
            <text:p>-9.58E-005</text:p>
          </table:table-cell>
          <table:table-cell table:style-name="ce3" office:value-type="float" office:value="-0.0000790102145372331" calcext:value-type="float">
            <text:p>-7.90E-005</text:p>
          </table:table-cell>
          <table:table-cell table:style-name="ce3" office:value-type="float" office:value="-0.0000671564181213132" calcext:value-type="float">
            <text:p>-6.72E-005</text:p>
          </table:table-cell>
          <table:table-cell table:style-name="ce3" office:value-type="float" office:value="-0.0000583425190417307" calcext:value-type="float">
            <text:p>-5.83E-005</text:p>
          </table:table-cell>
          <table:table-cell table:style-name="ce3" office:value-type="float" office:value="-0.0000515373073301126" calcext:value-type="float">
            <text:p>-5.15E-005</text:p>
          </table:table-cell>
          <table:table-cell table:style-name="ce3" office:value-type="float" office:value="-0.0000461276769218982" calcext:value-type="float">
            <text:p>-4.61E-005</text:p>
          </table:table-cell>
          <table:table-cell table:style-name="ce3" office:value-type="float" office:value="-0.0000417264497235036" calcext:value-type="float">
            <text:p>-4.17E-005</text:p>
          </table:table-cell>
          <table:table-cell table:style-name="ce3" office:value-type="float" office:value="-0.0000380772091958555" calcext:value-type="float">
            <text:p>-3.81E-005</text:p>
          </table:table-cell>
          <table:table-cell table:style-name="ce3" office:value-type="float" office:value="-0.000035003466428022" calcext:value-type="float">
            <text:p>-3.50E-005</text:p>
          </table:table-cell>
          <table:table-cell table:style-name="ce3" office:value-type="float" office:value="-0.000032379811286834" calcext:value-type="float">
            <text:p>-3.24E-005</text:p>
          </table:table-cell>
          <table:table-cell table:style-name="ce3" office:value-type="float" office:value="-0.00003011470700667" calcext:value-type="float">
            <text:p>-3.01E-005</text:p>
          </table:table-cell>
          <table:table-cell table:style-name="ce3" office:value-type="float" office:value="-0.0000281397942339084" calcext:value-type="float">
            <text:p>-2.81E-005</text:p>
          </table:table-cell>
          <table:table-cell table:style-name="ce3" office:value-type="float" office:value="-0.0000264030034063916" calcext:value-type="float">
            <text:p>-2.64E-005</text:p>
          </table:table-cell>
          <table:table-cell table:style-name="ce3" office:value-type="float" office:value="-0.0000248639831023264" calcext:value-type="float">
            <text:p>-2.49E-005</text:p>
          </table:table-cell>
          <table:table-cell table:style-name="ce3" office:value-type="float" office:value="-0.0000234909846266191" calcext:value-type="float">
            <text:p>-2.35E-005</text:p>
          </table:table-cell>
          <table:table-cell table:style-name="ce3" office:value-type="float" office:value="-0.0000222586893086931" calcext:value-type="float">
            <text:p>-2.23E-005</text:p>
          </table:table-cell>
        </table:table-row>
        <table:table-row table:style-name="ro1">
          <table:table-cell office:value-type="string" calcext:value-type="string">
            <text:p>X29</text:p>
          </table:table-cell>
          <table:table-cell table:style-name="ce1" office:value-type="float" office:value="0.261986115297522" calcext:value-type="float">
            <text:p>0.2619861153</text:p>
          </table:table-cell>
          <table:table-cell office:value-type="float" office:value="0.0137547628024831" calcext:value-type="float">
            <text:p>0.0137547628</text:p>
          </table:table-cell>
          <table:table-cell table:style-name="ce3" office:value-type="float" office:value="-0.0000193574442370637" calcext:value-type="float">
            <text:p>-1.94E-005</text:p>
          </table:table-cell>
          <table:table-cell table:style-name="ce3" office:value-type="float" office:value="-0.000000976438770734166" calcext:value-type="float">
            <text:p>-9.76E-007</text:p>
          </table:table-cell>
          <table:table-cell table:style-name="ce3" office:value-type="float" office:value="0.0000000103699332101472" calcext:value-type="float">
            <text:p>1.04E-008</text:p>
          </table:table-cell>
          <table:table-cell table:style-name="ce3" office:value-type="float" office:value="0.000000000115685232918618" calcext:value-type="float">
            <text:p>1.16E-010</text:p>
          </table:table-cell>
          <table:table-cell table:style-name="ce3" office:value-type="float" office:value="-0.00000000000210235143494019" calcext:value-type="float">
            <text:p>-2.10E-012</text:p>
          </table:table-cell>
          <table:table-cell table:style-name="ce3" office:value-type="float" office:value="-7.74083337376319E-015" calcext:value-type="float">
            <text:p>-7.74E-015</text:p>
          </table:table-cell>
          <table:table-cell table:style-name="ce3" office:value-type="float" office:value="4.05987315451848E-016" calcext:value-type="float">
            <text:p>4.06E-016</text:p>
          </table:table-cell>
          <table:table-cell table:style-name="ce3" office:value-type="float" office:value="-6.44636403070475E-019" calcext:value-type="float">
            <text:p>-6.45E-019</text:p>
          </table:table-cell>
          <table:table-cell table:style-name="ce3" office:value-type="float" office:value="-6.82064842706902E-020" calcext:value-type="float">
            <text:p>-6.82E-020</text:p>
          </table:table-cell>
          <table:table-cell table:style-name="ce3" office:value-type="float" office:value="4.65758883167484E-022" calcext:value-type="float">
            <text:p>4.66E-022</text:p>
          </table:table-cell>
          <table:table-cell table:style-name="ce3" office:value-type="float" office:value="9.9944644072944E-024" calcext:value-type="float">
            <text:p>9.99E-024</text:p>
          </table:table-cell>
          <table:table-cell table:style-name="ce3" office:value-type="float" office:value="-1.35892099317794E-025" calcext:value-type="float">
            <text:p>-1.36E-025</text:p>
          </table:table-cell>
          <table:table-cell table:style-name="ce3" office:value-type="float" office:value="-1.13806639929377E-027" calcext:value-type="float">
            <text:p>-1.14E-027</text:p>
          </table:table-cell>
          <table:table-cell table:style-name="ce3" office:value-type="float" office:value="3.09647984321504E-029" calcext:value-type="float">
            <text:p>3.10E-029</text:p>
          </table:table-cell>
          <table:table-cell table:style-name="ce3" office:value-type="float" office:value="5.21954613930046E-032" calcext:value-type="float">
            <text:p>5.22E-032</text:p>
          </table:table-cell>
          <table:table-cell table:style-name="ce3" office:value-type="float" office:value="-6.04542645794161E-033" calcext:value-type="float">
            <text:p>-6.05E-033</text:p>
          </table:table-cell>
          <table:table-cell table:style-name="ce3" office:value-type="float" office:value="2.15591017492061E-035" calcext:value-type="float">
            <text:p>2.16E-035</text:p>
          </table:table-cell>
          <table:table-cell table:style-name="ce3" office:value-type="float" office:value="1.01419706297143E-036" calcext:value-type="float">
            <text:p>1.01E-036</text:p>
          </table:table-cell>
          <table:table-cell table:style-name="ce3" office:value-type="float" office:value="-8.55138121047381E-039" calcext:value-type="float">
            <text:p>-8.55E-039</text:p>
          </table:table-cell>
        </table:table-row>
        <table:table-row table:style-name="ro1">
          <table:table-cell office:value-type="string" calcext:value-type="string">
            <text:p>X30</text:p>
          </table:table-cell>
          <table:table-cell table:style-name="ce1" office:value-type="float" office:value="-4.52828163112528" calcext:value-type="float">
            <text:p>-4.5282816311</text:p>
          </table:table-cell>
          <table:table-cell office:value-type="float" office:value="-0.0427470511257224" calcext:value-type="float">
            <text:p>-0.0427470511</text:p>
          </table:table-cell>
          <table:table-cell office:value-type="float" office:value="-0.0241776842961196" calcext:value-type="float">
            <text:p>-0.0241776843</text:p>
          </table:table-cell>
          <table:table-cell table:style-name="ce3" office:value-type="float" office:value="-0.0162618296996635" calcext:value-type="float">
            <text:p>-1.63E-002</text:p>
          </table:table-cell>
          <table:table-cell table:style-name="ce3" office:value-type="float" office:value="-0.0121963620164714" calcext:value-type="float">
            <text:p>-1.22E-002</text:p>
          </table:table-cell>
          <table:table-cell table:style-name="ce3" office:value-type="float" office:value="-0.009756773028107" calcext:value-type="float">
            <text:p>-9.76E-003</text:p>
          </table:table-cell>
          <table:table-cell table:style-name="ce3" office:value-type="float" office:value="-0.00813063710579703" calcext:value-type="float">
            <text:p>-8.13E-003</text:p>
          </table:table-cell>
          <table:table-cell office:value-type="float" office:value="-0.00696911762662414" calcext:value-type="float">
            <text:p>-0.0069691176</text:p>
          </table:table-cell>
          <table:table-cell office:value-type="float" office:value="-0.00609797792712466" calcext:value-type="float">
            <text:p>-0.0060979779</text:p>
          </table:table-cell>
          <table:table-cell office:value-type="float" office:value="-0.00542042482410547" calcext:value-type="float">
            <text:p>-0.0054204248</text:p>
          </table:table-cell>
          <table:table-cell table:style-name="ce3" office:value-type="float" office:value="-0.00487838234169403" calcext:value-type="float">
            <text:p>-4.88E-003</text:p>
          </table:table-cell>
          <table:table-cell table:style-name="ce3" office:value-type="float" office:value="-0.00443489303790366" calcext:value-type="float">
            <text:p>-4.43E-003</text:p>
          </table:table-cell>
          <table:table-cell table:style-name="ce3" office:value-type="float" office:value="-0.00406531861807835" calcext:value-type="float">
            <text:p>-4.07E-003</text:p>
          </table:table-cell>
          <table:table-cell table:style-name="ce3" office:value-type="float" office:value="-0.00375260180130309" calcext:value-type="float">
            <text:p>-3.75E-003</text:p>
          </table:table-cell>
          <table:table-cell table:style-name="ce3" office:value-type="float" office:value="-0.00348455881549573" calcext:value-type="float">
            <text:p>-3.48E-003</text:p>
          </table:table-cell>
          <table:table-cell table:style-name="ce3" office:value-type="float" office:value="-0.00325225489446268" calcext:value-type="float">
            <text:p>-3.25E-003</text:p>
          </table:table-cell>
          <table:table-cell table:style-name="ce3" office:value-type="float" office:value="-0.00304898896355876" calcext:value-type="float">
            <text:p>-3.05E-003</text:p>
          </table:table-cell>
          <table:table-cell table:style-name="ce3" office:value-type="float" office:value="-0.00286963667158472" calcext:value-type="float">
            <text:p>-2.87E-003</text:p>
          </table:table-cell>
          <table:table-cell table:style-name="ce3" office:value-type="float" office:value="-0.00271021241205223" calcext:value-type="float">
            <text:p>-2.71E-003</text:p>
          </table:table-cell>
          <table:table-cell table:style-name="ce3" office:value-type="float" office:value="-0.00256756965352317" calcext:value-type="float">
            <text:p>-2.57E-003</text:p>
          </table:table-cell>
          <table:table-cell table:style-name="ce3" office:value-type="float" office:value="-0.00243919117084701" calcext:value-type="float">
            <text:p>-2.44E-003</text:p>
          </table:table-cell>
        </table:table-row>
        <table:table-row table:style-name="ro1">
          <table:table-cell office:value-type="string" calcext:value-type="string">
            <text:p>X31</text:p>
          </table:table-cell>
          <table:table-cell table:style-name="ce1" office:value-type="float" office:value="3.87045399320141" calcext:value-type="float">
            <text:p>3.8704539932</text:p>
          </table:table-cell>
          <table:table-cell office:value-type="float" office:value="0.480003735549036" calcext:value-type="float">
            <text:p>0.4800037355</text:p>
          </table:table-cell>
          <table:table-cell office:value-type="float" office:value="0.013549103005021" calcext:value-type="float">
            <text:p>0.013549103</text:p>
          </table:table-cell>
          <table:table-cell table:style-name="ce3" office:value-type="float" office:value="0.0000379788311984154" calcext:value-type="float">
            <text:p>3.80E-005</text:p>
          </table:table-cell>
          <table:table-cell table:style-name="ce3" office:value-type="float" office:value="0.000000159684919953358" calcext:value-type="float">
            <text:p>1.60E-007</text:p>
          </table:table-cell>
          <table:table-cell table:style-name="ce3" office:value-type="float" office:value="0.000000000805689049058791" calcext:value-type="float">
            <text:p>8.06E-010</text:p>
          </table:table-cell>
          <table:table-cell table:style-name="ce3" office:value-type="float" office:value="0.0000000000045167755210424" calcext:value-type="float">
            <text:p>4.52E-012</text:p>
          </table:table-cell>
          <table:table-cell table:style-name="ce3" office:value-type="float" office:value="0.0000000000000271301863536413" calcext:value-type="float">
            <text:p>2.71E-014</text:p>
          </table:table-cell>
          <table:table-cell table:style-name="ce3" office:value-type="float" office:value="1.71106436092485E-016" calcext:value-type="float">
            <text:p>1.71E-016</text:p>
          </table:table-cell>
          <table:table-cell table:style-name="ce3" office:value-type="float" office:value="1.11911362281844E-018" calcext:value-type="float">
            <text:p>1.12E-018</text:p>
          </table:table-cell>
          <table:table-cell table:style-name="ce3" office:value-type="float" office:value="7.52863889184133E-021" calcext:value-type="float">
            <text:p>7.53E-021</text:p>
          </table:table-cell>
          <table:table-cell table:style-name="ce3" office:value-type="float" office:value="5.17986785875622E-023" calcext:value-type="float">
            <text:p>5.18E-023</text:p>
          </table:table-cell>
          <table:table-cell table:style-name="ce3" office:value-type="float" office:value="3.62985154553874E-025" calcext:value-type="float">
            <text:p>3.63E-025</text:p>
          </table:table-cell>
          <table:table-cell table:style-name="ce3" office:value-type="float" office:value="2.5828516741509E-027" calcext:value-type="float">
            <text:p>2.58E-027</text:p>
          </table:table-cell>
          <table:table-cell table:style-name="ce3" office:value-type="float" office:value="1.86129290927641E-029" calcext:value-type="float">
            <text:p>1.86E-029</text:p>
          </table:table-cell>
          <table:table-cell table:style-name="ce3" office:value-type="float" office:value="1.35929784965769E-031" calcext:value-type="float">
            <text:p>1.36E-031</text:p>
          </table:table-cell>
          <table:table-cell table:style-name="ce3" office:value-type="float" office:value="9.79956316146618E-034" calcext:value-type="float">
            <text:p>9.80E-034</text:p>
          </table:table-cell>
          <table:table-cell table:style-name="ce3" office:value-type="float" office:value="8.72767596160273E-036" calcext:value-type="float">
            <text:p>8.73E-036</text:p>
          </table:table-cell>
          <table:table-cell table:style-name="ce3" office:value-type="float" office:value="-3.9504169028165E-038" calcext:value-type="float">
            <text:p>-3.95E-038</text:p>
          </table:table-cell>
          <table:table-cell table:style-name="ce3" office:value-type="float" office:value="7.22186873501902E-039" calcext:value-type="float">
            <text:p>7.22E-039</text:p>
          </table:table-cell>
          <table:table-cell table:style-name="ce3" office:value-type="float" office:value="-4.84274447672833E-040" calcext:value-type="float">
            <text:p>-4.84E-040</text:p>
          </table:table-cell>
        </table:table-row>
        <table:table-row table:style-name="ro1">
          <table:table-cell office:value-type="string" calcext:value-type="string">
            <text:p>X32</text:p>
          </table:table-cell>
          <table:table-cell table:style-name="ce1" office:value-type="float" office:value="0.654965288243806" calcext:value-type="float">
            <text:p>0.6549652882</text:p>
          </table:table-cell>
          <table:table-cell table:style-name="ce3" office:value-type="float" office:value="0.0343869070062078" calcext:value-type="float">
            <text:p>3.44E-002</text:p>
          </table:table-cell>
          <table:table-cell table:style-name="ce3" office:value-type="float" office:value="-0.0000483936105926591" calcext:value-type="float">
            <text:p>-4.84E-005</text:p>
          </table:table-cell>
          <table:table-cell table:style-name="ce3" office:value-type="float" office:value="-0.00000244109692683541" calcext:value-type="float">
            <text:p>-2.44E-006</text:p>
          </table:table-cell>
          <table:table-cell table:style-name="ce3" office:value-type="float" office:value="0.0000000259248330253681" calcext:value-type="float">
            <text:p>2.59E-008</text:p>
          </table:table-cell>
          <table:table-cell table:style-name="ce3" office:value-type="float" office:value="0.000000000289213082296545" calcext:value-type="float">
            <text:p>2.89E-010</text:p>
          </table:table-cell>
          <table:table-cell table:style-name="ce3" office:value-type="float" office:value="-0.00000000000525587858735048" calcext:value-type="float">
            <text:p>-5.26E-012</text:p>
          </table:table-cell>
          <table:table-cell table:style-name="ce3" office:value-type="float" office:value="-0.000000000000019352083434408" calcext:value-type="float">
            <text:p>-1.94E-014</text:p>
          </table:table-cell>
          <table:table-cell table:style-name="ce3" office:value-type="float" office:value="1.01496828862962E-015" calcext:value-type="float">
            <text:p>1.01E-015</text:p>
          </table:table-cell>
          <table:table-cell table:style-name="ce3" office:value-type="float" office:value="-1.61159100767619E-018" calcext:value-type="float">
            <text:p>-1.61E-018</text:p>
          </table:table-cell>
          <table:table-cell table:style-name="ce3" office:value-type="float" office:value="-1.70516210676725E-019" calcext:value-type="float">
            <text:p>-1.71E-019</text:p>
          </table:table-cell>
          <table:table-cell table:style-name="ce3" office:value-type="float" office:value="1.16439720791871E-021" calcext:value-type="float">
            <text:p>1.16E-021</text:p>
          </table:table-cell>
          <table:table-cell table:style-name="ce3" office:value-type="float" office:value="2.4986161018236E-023" calcext:value-type="float">
            <text:p>2.50E-023</text:p>
          </table:table-cell>
          <table:table-cell table:style-name="ce3" office:value-type="float" office:value="-3.39730248294485E-025" calcext:value-type="float">
            <text:p>-3.40E-025</text:p>
          </table:table-cell>
          <table:table-cell table:style-name="ce3" office:value-type="float" office:value="-2.84516599823444E-027" calcext:value-type="float">
            <text:p>-2.85E-027</text:p>
          </table:table-cell>
          <table:table-cell table:style-name="ce3" office:value-type="float" office:value="7.74119960803759E-029" calcext:value-type="float">
            <text:p>7.74E-029</text:p>
          </table:table-cell>
          <table:table-cell table:style-name="ce3" office:value-type="float" office:value="1.30488653482511E-031" calcext:value-type="float">
            <text:p>1.30E-031</text:p>
          </table:table-cell>
          <table:table-cell table:style-name="ce3" office:value-type="float" office:value="-1.5113566144854E-032" calcext:value-type="float">
            <text:p>-1.51E-032</text:p>
          </table:table-cell>
          <table:table-cell table:style-name="ce3" office:value-type="float" office:value="5.38977543730152E-035" calcext:value-type="float">
            <text:p>5.39E-035</text:p>
          </table:table-cell>
          <table:table-cell table:style-name="ce3" office:value-type="float" office:value="2.53549265742857E-036" calcext:value-type="float">
            <text:p>2.54E-036</text:p>
          </table:table-cell>
          <table:table-cell table:style-name="ce3" office:value-type="float" office:value="-2.13784530261845E-038" calcext:value-type="float">
            <text:p>-2.14E-038</text:p>
          </table:table-cell>
        </table:table-row>
        <table:table-row table:style-name="ro1">
          <table:table-cell office:value-type="string" calcext:value-type="string">
            <text:p>X33</text:p>
          </table:table-cell>
          <table:table-cell table:style-name="ce1" office:value-type="float" office:value="0.732868969035133" calcext:value-type="float">
            <text:p>0.732868969</text:p>
          </table:table-cell>
          <table:table-cell office:value-type="float" office:value="0.00289650300275053" calcext:value-type="float">
            <text:p>0.002896503</text:p>
          </table:table-cell>
          <table:table-cell table:style-name="ce3" office:value-type="float" office:value="0.0000760359221981458" calcext:value-type="float">
            <text:p>7.60E-005</text:p>
          </table:table-cell>
          <table:table-cell table:style-name="ce3" office:value-type="float" office:value="-0.0000000713382530400606" calcext:value-type="float">
            <text:p>-7.13E-008</text:p>
          </table:table-cell>
          <table:table-cell table:style-name="ce3" office:value-type="float" office:value="-0.00000000269886233114076" calcext:value-type="float">
            <text:p>-2.70E-009</text:p>
          </table:table-cell>
          <table:table-cell table:style-name="ce3" office:value-type="float" office:value="0.0000000000229298737052546" calcext:value-type="float">
            <text:p>2.29E-011</text:p>
          </table:table-cell>
          <table:table-cell table:style-name="ce3" office:value-type="float" office:value="0.000000000000213168182686743" calcext:value-type="float">
            <text:p>2.13E-013</text:p>
          </table:table-cell>
          <table:table-cell table:style-name="ce3" office:value-type="float" office:value="-3.32049616840771E-015" calcext:value-type="float">
            <text:p>-3.32E-015</text:p>
          </table:table-cell>
          <table:table-cell table:style-name="ce3" office:value-type="float" office:value="-1.06977745198329E-017" calcext:value-type="float">
            <text:p>-1.07E-017</text:p>
          </table:table-cell>
          <table:table-cell table:style-name="ce3" office:value-type="float" office:value="4.98730195385831E-019" calcext:value-type="float">
            <text:p>4.99E-019</text:p>
          </table:table-cell>
          <table:table-cell table:style-name="ce3" office:value-type="float" office:value="-7.12706194935886E-022" calcext:value-type="float">
            <text:p>-7.13E-022</text:p>
          </table:table-cell>
          <table:table-cell table:style-name="ce3" office:value-type="float" office:value="-6.85533508092395E-023" calcext:value-type="float">
            <text:p>-6.86E-023</text:p>
          </table:table-cell>
          <table:table-cell table:style-name="ce3" office:value-type="float" office:value="4.29116895968186E-025" calcext:value-type="float">
            <text:p>4.29E-025</text:p>
          </table:table-cell>
          <table:table-cell table:style-name="ce3" office:value-type="float" office:value="8.49986171003461E-027" calcext:value-type="float">
            <text:p>8.50E-027</text:p>
          </table:table-cell>
          <table:table-cell table:style-name="ce3" office:value-type="float" office:value="-1.07315330105411E-028" calcext:value-type="float">
            <text:p>-1.07E-028</text:p>
          </table:table-cell>
          <table:table-cell table:style-name="ce3" office:value-type="float" office:value="-8.38828239733928E-031" calcext:value-type="float">
            <text:p>-8.39E-031</text:p>
          </table:table-cell>
          <table:table-cell table:style-name="ce3" office:value-type="float" office:value="2.13966918904901E-032" calcext:value-type="float">
            <text:p>2.14E-032</text:p>
          </table:table-cell>
          <table:table-cell table:style-name="ce3" office:value-type="float" office:value="3.39363855813591E-035" calcext:value-type="float">
            <text:p>3.39E-035</text:p>
          </table:table-cell>
          <table:table-cell table:style-name="ce3" office:value-type="float" office:value="-3.71260749225525E-036" calcext:value-type="float">
            <text:p>-3.71E-036</text:p>
          </table:table-cell>
          <table:table-cell table:style-name="ce3" office:value-type="float" office:value="1.2503518333282E-038" calcext:value-type="float">
            <text:p>1.25E-038</text:p>
          </table:table-cell>
          <table:table-cell table:style-name="ce3" office:value-type="float" office:value="5.63486192408773E-040" calcext:value-type="float">
            <text:p>5.63E-040</text:p>
          </table:table-cell>
        </table:table-row>
        <table:table-row table:style-name="ro1">
          <table:table-cell office:value-type="string" calcext:value-type="string">
            <text:p>X34</text:p>
          </table:table-cell>
          <table:table-cell table:style-name="ce1" office:value-type="float" office:value="207.383293443051" calcext:value-type="float">
            <text:p>207.3832934431</text:p>
          </table:table-cell>
          <table:table-cell table:style-name="ce3" office:value-type="float" office:value="1.63927347877461" calcext:value-type="float">
            <text:p>1.64E+000</text:p>
          </table:table-cell>
          <table:table-cell table:style-name="ce3" office:value-type="float" office:value="0.0462719007632542" calcext:value-type="float">
            <text:p>4.63E-002</text:p>
          </table:table-cell>
          <table:table-cell table:style-name="ce3" office:value-type="float" office:value="0.000129702512975673" calcext:value-type="float">
            <text:p>1.30E-004</text:p>
          </table:table-cell>
          <table:table-cell table:style-name="ce3" office:value-type="float" office:value="0.000000545344202249536" calcext:value-type="float">
            <text:p>5.45E-007</text:p>
          </table:table-cell>
          <table:table-cell table:style-name="ce3" office:value-type="float" office:value="0.00000000275153002455392" calcext:value-type="float">
            <text:p>2.75E-009</text:p>
          </table:table-cell>
          <table:table-cell table:style-name="ce3" office:value-type="float" office:value="0.0000000000154253597896568" calcext:value-type="float">
            <text:p>1.54E-011</text:p>
          </table:table-cell>
          <table:table-cell table:style-name="ce3" office:value-type="float" office:value="0.0000000000000926530184455069" calcext:value-type="float">
            <text:p>9.27E-014</text:p>
          </table:table-cell>
          <table:table-cell table:style-name="ce3" office:value-type="float" office:value="5.84350124719809E-016" calcext:value-type="float">
            <text:p>5.84E-016</text:p>
          </table:table-cell>
          <table:table-cell table:style-name="ce3" office:value-type="float" office:value="3.82191459306723E-018" calcext:value-type="float">
            <text:p>3.82E-018</text:p>
          </table:table-cell>
          <table:table-cell table:style-name="ce3" office:value-type="float" office:value="2.57112542104493E-020" calcext:value-type="float">
            <text:p>2.57E-020</text:p>
          </table:table-cell>
          <table:table-cell table:style-name="ce3" office:value-type="float" office:value="1.76899040060672E-022" calcext:value-type="float">
            <text:p>1.77E-022</text:p>
          </table:table-cell>
          <table:table-cell table:style-name="ce3" office:value-type="float" office:value="1.23964022148382E-024" calcext:value-type="float">
            <text:p>1.24E-024</text:p>
          </table:table-cell>
          <table:table-cell table:style-name="ce3" office:value-type="float" office:value="8.8207652055067E-027" calcext:value-type="float">
            <text:p>8.82E-027</text:p>
          </table:table-cell>
          <table:table-cell table:style-name="ce3" office:value-type="float" office:value="6.35655074416886E-029" calcext:value-type="float">
            <text:p>6.36E-029</text:p>
          </table:table-cell>
          <table:table-cell table:style-name="ce3" office:value-type="float" office:value="4.64217411172955E-031" calcext:value-type="float">
            <text:p>4.64E-031</text:p>
          </table:table-cell>
          <table:table-cell table:style-name="ce3" office:value-type="float" office:value="3.34667478697717E-033" calcext:value-type="float">
            <text:p>3.35E-033</text:p>
          </table:table-cell>
          <table:table-cell table:style-name="ce3" office:value-type="float" office:value="2.98061174853763E-035" calcext:value-type="float">
            <text:p>2.98E-035</text:p>
          </table:table-cell>
          <table:table-cell table:style-name="ce3" office:value-type="float" office:value="-1.34911734623958E-037" calcext:value-type="float">
            <text:p>-1.35E-037</text:p>
          </table:table-cell>
          <table:table-cell table:style-name="ce3" office:value-type="float" office:value="2.46635953175802E-038" calcext:value-type="float">
            <text:p>2.47E-038</text:p>
          </table:table-cell>
          <table:table-cell table:style-name="ce3" office:value-type="float" office:value="-1.65385850093493E-039" calcext:value-type="float">
            <text:p>-1.65E-039</text:p>
          </table:table-cell>
        </table:table-row>
        <table:table-row table:style-name="ro1">
          <table:table-cell office:value-type="string" calcext:value-type="string">
            <text:p>X3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" table:style-name="ce3" office:value-type="float" office:value="0" calcext:value-type="float">
            <text:p>0.00E+000</text:p>
          </table:table-cell>
        </table:table-row>
        <table:table-row table:style-name="ro1">
          <table:table-cell office:value-type="string" calcext:value-type="string">
            <text:p>X36</text:p>
          </table:table-cell>
          <table:table-cell table:style-name="ce1" office:value-type="float" office:value="0.480003735549036" calcext:value-type="float">
            <text:p>0.4800037355</text:p>
          </table:table-cell>
          <table:table-cell office:value-type="float" office:value="0.027098206010042" calcext:value-type="float">
            <text:p>0.027098206</text:p>
          </table:table-cell>
          <table:table-cell table:style-name="ce3" office:value-type="float" office:value="0.000113936493595247" calcext:value-type="float">
            <text:p>1.14E-004</text:p>
          </table:table-cell>
          <table:table-cell table:style-name="ce3" office:value-type="float" office:value="0.000000638739679813418" calcext:value-type="float">
            <text:p>6.39E-007</text:p>
          </table:table-cell>
          <table:table-cell table:style-name="ce3" office:value-type="float" office:value="0.00000000402844524529499" calcext:value-type="float">
            <text:p>4.03E-009</text:p>
          </table:table-cell>
          <table:table-cell table:style-name="ce3" office:value-type="float" office:value="0.0000000000271006531261798" calcext:value-type="float">
            <text:p>2.71E-011</text:p>
          </table:table-cell>
          <table:table-cell table:style-name="ce3" office:value-type="float" office:value="0.000000000000189911304480946" calcext:value-type="float">
            <text:p>1.90E-013</text:p>
          </table:table-cell>
          <table:table-cell table:style-name="ce3" office:value-type="float" office:value="1.36885148833804E-015" calcext:value-type="float">
            <text:p>1.37E-015</text:p>
          </table:table-cell>
          <table:table-cell table:style-name="ce3" office:value-type="float" office:value="1.00720226350086E-017" calcext:value-type="float">
            <text:p>1.01E-017</text:p>
          </table:table-cell>
          <table:table-cell table:style-name="ce3" office:value-type="float" office:value="7.52863867326832E-020" calcext:value-type="float">
            <text:p>7.53E-020</text:p>
          </table:table-cell>
          <table:table-cell table:style-name="ce3" office:value-type="float" office:value="5.69785625356505E-022" calcext:value-type="float">
            <text:p>5.70E-022</text:p>
          </table:table-cell>
          <table:table-cell table:style-name="ce3" office:value-type="float" office:value="4.35581003953733E-024" calcext:value-type="float">
            <text:p>4.36E-024</text:p>
          </table:table-cell>
          <table:table-cell table:style-name="ce3" office:value-type="float" office:value="3.35779370351889E-026" calcext:value-type="float">
            <text:p>3.36E-026</text:p>
          </table:table-cell>
          <table:table-cell table:style-name="ce3" office:value-type="float" office:value="2.60517818537362E-028" calcext:value-type="float">
            <text:p>2.61E-028</text:p>
          </table:table-cell>
          <table:table-cell table:style-name="ce3" office:value-type="float" office:value="2.04354849422516E-030" calcext:value-type="float">
            <text:p>2.04E-030</text:p>
          </table:table-cell>
          <table:table-cell table:style-name="ce3" office:value-type="float" office:value="1.53450696493527E-032" calcext:value-type="float">
            <text:p>1.53E-032</text:p>
          </table:table-cell>
          <table:table-cell table:style-name="ce3" office:value-type="float" office:value="1.7258590732999E-034" calcext:value-type="float">
            <text:p>1.73E-034</text:p>
          </table:table-cell>
          <table:table-cell table:style-name="ce3" office:value-type="float" office:value="-2.46144920510144E-036" calcext:value-type="float">
            <text:p>-2.46E-036</text:p>
          </table:table-cell>
          <table:table-cell table:style-name="ce3" office:value-type="float" office:value="2.63468119571068E-037" calcext:value-type="float">
            <text:p>2.63E-037</text:p>
          </table:table-cell>
          <table:table-cell table:style-name="ce3" office:value-type="float" office:value="-1.87739994756367E-038" calcext:value-type="float">
            <text:p>-1.88E-038</text:p>
          </table:table-cell>
          <table:table-cell table:style-name="ce3" office:value-type="float" office:value="1.38571790029816E-039" calcext:value-type="float">
            <text:p>1.39E-039</text:p>
          </table:table-cell>
        </table:table-row>
        <table:table-row table:style-name="ro1">
          <table:table-cell office:value-type="string" calcext:value-type="string">
            <text:p>X37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4.70566535289025E-019" calcext:value-type="float">
            <text:p>-4.71E-019</text:p>
          </table:table-cell>
          <table:table-cell table:style-name="ce3" office:value-type="float" office:value="5.74783887811223E-020" calcext:value-type="float">
            <text:p>5.75E-020</text:p>
          </table:table-cell>
          <table:table-cell table:style-name="ce3" office:value-type="float" office:value="-5.25514778247887E-021" calcext:value-type="float">
            <text:p>-5.26E-021</text:p>
          </table:table-cell>
          <table:table-cell table:style-name="ce3" office:value-type="float" office:value="4.38129415586346E-022" calcext:value-type="float">
            <text:p>4.38E-022</text:p>
          </table:table-cell>
          <table:table-cell table:style-name="ce3" office:value-type="float" office:value="-3.48990732913236E-023" calcext:value-type="float">
            <text:p>-3.49E-023</text:p>
          </table:table-cell>
          <table:table-cell table:style-name="ce3" office:value-type="float" office:value="2.70879171007566E-024" calcext:value-type="float">
            <text:p>2.71E-024</text:p>
          </table:table-cell>
          <table:table-cell table:style-name="ce3" office:value-type="float" office:value="-2.06892164573396E-025" calcext:value-type="float">
            <text:p>-2.07E-025</text:p>
          </table:table-cell>
          <table:table-cell table:style-name="ce3" office:value-type="float" office:value="1.56317751079269E-026" calcext:value-type="float">
            <text:p>1.56E-026</text:p>
          </table:table-cell>
          <table:table-cell table:style-name="ce3" office:value-type="float" office:value="-1.17182112147299E-027" calcext:value-type="float">
            <text:p>-1.17E-027</text:p>
          </table:table-cell>
          <table:table-cell table:style-name="ce3" office:value-type="float" office:value="8.73095238402355E-029" calcext:value-type="float">
            <text:p>8.73E-029</text:p>
          </table:table-cell>
          <table:table-cell table:style-name="ce3" office:value-type="float" office:value="-6.4725345437163E-030" calcext:value-type="float">
            <text:p>-6.47E-030</text:p>
          </table:table-cell>
          <table:table-cell table:style-name="ce3" office:value-type="float" office:value="4.77752042189825E-031" calcext:value-type="float">
            <text:p>4.78E-031</text:p>
          </table:table-cell>
          <table:table-cell table:style-name="ce3" office:value-type="float" office:value="-3.5128448033295E-032" calcext:value-type="float">
            <text:p>-3.51E-032</text:p>
          </table:table-cell>
          <table:table-cell table:style-name="ce3" office:value-type="float" office:value="2.57398297422095E-033" calcext:value-type="float">
            <text:p>2.57E-033</text:p>
          </table:table-cell>
          <table:table-cell table:style-name="ce3" office:value-type="float" office:value="-1.88007482204642E-034" calcext:value-type="float">
            <text:p>-1.88E-034</text:p>
          </table:table-cell>
          <table:table-cell table:style-name="ce3" office:value-type="float" office:value="1.36924554875234E-035" calcext:value-type="float">
            <text:p>1.37E-035</text:p>
          </table:table-cell>
          <table:table-cell table:style-name="ce3" office:value-type="float" office:value="-9.94547465214795E-037" calcext:value-type="float">
            <text:p>-9.95E-037</text:p>
          </table:table-cell>
          <table:table-cell table:style-name="ce3" office:value-type="float" office:value="7.2060797817372E-038" calcext:value-type="float">
            <text:p>7.21E-038</text:p>
          </table:table-cell>
          <table:table-cell table:style-name="ce3" office:value-type="float" office:value="-5.20936871294651E-039" calcext:value-type="float">
            <text:p>-5.21E-039</text:p>
          </table:table-cell>
        </table:table-row>
        <table:table-row table:style-name="ro1">
          <table:table-cell office:value-type="string" calcext:value-type="string">
            <text:p>X38</text:p>
          </table:table-cell>
          <table:table-cell table:style-name="ce1" office:value-type="float" office:value="1.57079631189374" calcext:value-type="float">
            <text:p>1.5707963119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0.0000000000315791856196624" calcext:value-type="float">
            <text:p>-3.16E-011</text:p>
          </table:table-cell>
          <table:table-cell table:style-name="ce3" office:value-type="float" office:value="0.00000000000385730937565146" calcext:value-type="float">
            <text:p>3.86E-012</text:p>
          </table:table-cell>
          <table:table-cell table:style-name="ce3" office:value-type="float" office:value="-0.000000000000352666997834276" calcext:value-type="float">
            <text:p>-3.53E-013</text:p>
          </table:table-cell>
          <table:table-cell table:style-name="ce3" office:value-type="float" office:value="0.0000000000000294023673649835" calcext:value-type="float">
            <text:p>2.94E-014</text:p>
          </table:table-cell>
          <table:table-cell table:style-name="ce3" office:value-type="float" office:value="-2.34203716323347E-015" calcext:value-type="float">
            <text:p>-2.34E-015</text:p>
          </table:table-cell>
          <table:table-cell table:style-name="ce3" office:value-type="float" office:value="1.81783934475795E-016" calcext:value-type="float">
            <text:p>1.82E-016</text:p>
          </table:table-cell>
          <table:table-cell table:style-name="ce3" office:value-type="float" office:value="-1.38842981350216E-017" calcext:value-type="float">
            <text:p>-1.39E-017</text:p>
          </table:table-cell>
          <table:table-cell table:style-name="ce3" office:value-type="float" office:value="1.04903066979645E-018" calcext:value-type="float">
            <text:p>1.05E-018</text:p>
          </table:table-cell>
          <table:table-cell table:style-name="ce3" office:value-type="float" office:value="-7.86395842732585E-020" calcext:value-type="float">
            <text:p>-7.86E-020</text:p>
          </table:table-cell>
          <table:table-cell table:style-name="ce3" office:value-type="float" office:value="5.85924296129912E-021" calcext:value-type="float">
            <text:p>5.86E-021</text:p>
          </table:table-cell>
          <table:table-cell table:style-name="ce3" office:value-type="float" office:value="-4.3436444042956E-022" calcext:value-type="float">
            <text:p>-4.34E-022</text:p>
          </table:table-cell>
          <table:table-cell table:style-name="ce3" office:value-type="float" office:value="3.20613968250392E-023" calcext:value-type="float">
            <text:p>3.21E-023</text:p>
          </table:table-cell>
          <table:table-cell table:style-name="ce3" office:value-type="float" office:value="-2.35743024159746E-024" calcext:value-type="float">
            <text:p>-2.36E-024</text:p>
          </table:table-cell>
          <table:table-cell table:style-name="ce3" office:value-type="float" office:value="1.7273707335531E-025" calcext:value-type="float">
            <text:p>1.73E-025</text:p>
          </table:table-cell>
          <table:table-cell table:style-name="ce3" office:value-type="float" office:value="-1.26169685542538E-026" calcext:value-type="float">
            <text:p>-1.26E-026</text:p>
          </table:table-cell>
          <table:table-cell table:style-name="ce3" office:value-type="float" office:value="9.18885133138263E-028" calcext:value-type="float">
            <text:p>9.19E-028</text:p>
          </table:table-cell>
          <table:table-cell table:style-name="ce3" office:value-type="float" office:value="-6.67429505846445E-029" calcext:value-type="float">
            <text:p>-6.67E-029</text:p>
          </table:table-cell>
          <table:table-cell table:style-name="ce3" office:value-type="float" office:value="4.83591828045752E-030" calcext:value-type="float">
            <text:p>4.84E-030</text:p>
          </table:table-cell>
          <table:table-cell table:style-name="ce3" office:value-type="float" office:value="-3.49594816482983E-031" calcext:value-type="float">
            <text:p>-3.50E-031</text:p>
          </table:table-cell>
        </table:table-row>
        <table:table-row table:style-name="ro1">
          <table:table-cell office:value-type="string" calcext:value-type="string">
            <text:p>X3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40</text:p>
          </table:table-cell>
          <table:table-cell table:style-name="ce1" office:value-type="float" office:value="1.5707963267949" calcext:value-type="float">
            <text:p>1.5707963268</text:p>
          </table:table-cell>
          <table:table-cell office:value-type="float" office:value="-6037857.26186934" calcext:value-type="float">
            <text:p>-6037857.26186934</text:p>
          </table:table-cell>
          <table:table-cell office:value-type="float" office:value="-24107.9720050972" calcext:value-type="float">
            <text:p>-24107.9720050972</text:p>
          </table:table-cell>
          <table:table-cell table:style-name="ce3" office:value-type="float" office:value="7.33714785462799E+019" calcext:value-type="float">
            <text:p>7.34E+019</text:p>
          </table:table-cell>
          <table:table-cell table:style-name="ce3" office:value-type="float" office:value="8.78873484772643E+017" calcext:value-type="float">
            <text:p>8.79E+017</text:p>
          </table:table-cell>
          <table:table-cell table:style-name="ce3" office:value-type="float" office:value="-1.60488606057588E+033" calcext:value-type="float">
            <text:p>-1.60E+033</text:p>
          </table:table-cell>
          <table:table-cell table:style-name="ce3" office:value-type="float" office:value="-3.20399659528846E+031" calcext:value-type="float">
            <text:p>-3.20E+031</text:p>
          </table:table-cell>
          <table:table-cell table:style-name="ce3" office:value-type="float" office:value="4.1790912400949E+046" calcext:value-type="float">
            <text:p>4.18E+046</text:p>
          </table:table-cell>
          <table:table-cell table:style-name="ce3" office:value-type="float" office:value="1.16804003767114E+045" calcext:value-type="float">
            <text:p>1.17E+045</text:p>
          </table:table-cell>
          <table:table-cell table:style-name="ce3" office:value-type="float" office:value="-1.18495829992204E+060" calcext:value-type="float">
            <text:p>-1.18E+060</text:p>
          </table:table-cell>
          <table:table-cell table:style-name="ce3" office:value-type="float" office:value="-4.25817409297205E+058" calcext:value-type="float">
            <text:p>-4.26E+058</text:p>
          </table:table-cell>
          <table:table-cell table:style-name="ce3" office:value-type="float" office:value="3.53442341180864E+073" calcext:value-type="float">
            <text:p>3.53E+073</text:p>
          </table:table-cell>
          <table:table-cell table:style-name="ce3" office:value-type="float" office:value="1.55234803784726E+072" calcext:value-type="float">
            <text:p>1.55E+072</text:p>
          </table:table-cell>
          <table:table-cell table:style-name="ce3" office:value-type="float" office:value="-1.09026881932399E+087" calcext:value-type="float">
            <text:p>-1.09E+087</text:p>
          </table:table-cell>
          <table:table-cell table:style-name="ce3" office:value-type="float" office:value="-5.65919658988461E+085" calcext:value-type="float">
            <text:p>-5.66E+085</text:p>
          </table:table-cell>
          <table:table-cell table:style-name="ce3" office:value-type="float" office:value="3.4446997125773E+100" calcext:value-type="float">
            <text:p>3.44E+100</text:p>
          </table:table-cell>
          <table:table-cell table:style-name="ce3" office:value-type="float" office:value="2.06310088086785E+099" calcext:value-type="float">
            <text:p>2.06E+099</text:p>
          </table:table-cell>
          <table:table-cell table:style-name="ce3" office:value-type="float" office:value="-1.10805008196948E+114" calcext:value-type="float">
            <text:p>-1.11E+114</text:p>
          </table:table-cell>
          <table:table-cell table:style-name="ce3" office:value-type="float" office:value="-7.52118286939468E+112" calcext:value-type="float">
            <text:p>-7.52E+112</text:p>
          </table:table-cell>
          <table:table-cell table:style-name="ce3" office:value-type="float" office:value="3.61426834742355E+127" calcext:value-type="float">
            <text:p>3.61E+127</text:p>
          </table:table-cell>
          <table:table-cell table:style-name="ce3" office:value-type="float" office:value="2.74190139122428E+126" calcext:value-type="float">
            <text:p>2.74E+126</text:p>
          </table:table-cell>
        </table:table-row>
        <table:table-row table:style-name="ro1">
          <table:table-cell office:value-type="string" calcext:value-type="string">
            <text:p>X4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.00E+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 table:style-name="ce3" office:value-type="float" office:value="0" calcext:value-type="float">
            <text:p>0.00E+000</text:p>
          </table:table-cell>
        </table:table-row>
        <table:table-row table:style-name="ro1">
          <table:table-cell office:value-type="string" calcext:value-type="string">
            <text:p>X42</text:p>
          </table:table-cell>
          <table:table-cell table:style-name="ce2" office:value-type="float" office:value="0.00000001490116125508" calcext:value-type="float">
            <text:p>1.49E-008</text:p>
          </table:table-cell>
          <table:table-cell table:style-name="ce3" office:value-type="float" office:value="-0" calcext:value-type="float">
            <text:p>-0.00E+000</text:p>
          </table:table-cell>
          <table:table-cell table:style-name="ce3" office:value-type="float" office:value="-271616.283539783" calcext:value-type="float">
            <text:p>-2.72E+005</text:p>
          </table:table-cell>
          <table:table-cell office:value-type="float" office:value="-2169.02039107771" calcext:value-type="float">
            <text:p>-2169.0203910777</text:p>
          </table:table-cell>
          <table:table-cell table:style-name="ce3" office:value-type="float" office:value="7.42647544923513E+018" calcext:value-type="float">
            <text:p>7.43E+018</text:p>
          </table:table-cell>
          <table:table-cell table:style-name="ce3" office:value-type="float" office:value="1.18609801101043E+017" calcext:value-type="float">
            <text:p>1.19E+017</text:p>
          </table:table-cell>
          <table:table-cell table:style-name="ce3" office:value-type="float" office:value="-2.25614593251137E+032" calcext:value-type="float">
            <text:p>-2.26E+032</text:p>
          </table:table-cell>
          <table:table-cell table:style-name="ce3" office:value-type="float" office:value="-5.40500716940351E+030" calcext:value-type="float">
            <text:p>-5.41E+030</text:p>
          </table:table-cell>
          <table:table-cell table:style-name="ce3" office:value-type="float" office:value="7.19682469667013E+045" calcext:value-type="float">
            <text:p>7.20E+045</text:p>
          </table:table-cell>
          <table:table-cell table:style-name="ce3" office:value-type="float" office:value="2.29884001277896E+044" calcext:value-type="float">
            <text:p>2.30E+044</text:p>
          </table:table-cell>
          <table:table-cell table:style-name="ce3" office:value-type="float" office:value="-2.36128885466213E+059" calcext:value-type="float">
            <text:p>-2.36E+059</text:p>
          </table:table-cell>
          <table:table-cell table:style-name="ce3" office:value-type="float" office:value="-9.42816021233967E+057" calcext:value-type="float">
            <text:p>-9.43E+057</text:p>
          </table:table-cell>
          <table:table-cell table:style-name="ce3" office:value-type="float" office:value="7.89089455621506E+072" calcext:value-type="float">
            <text:p>7.89E+072</text:p>
          </table:table-cell>
          <table:table-cell table:style-name="ce3" office:value-type="float" office:value="3.78081408961648E+071" calcext:value-type="float">
            <text:p>3.78E+071</text:p>
          </table:table-cell>
          <table:table-cell table:style-name="ce3" office:value-type="float" office:value="-2.67120513190358E+086" calcext:value-type="float">
            <text:p>-2.67E+086</text:p>
          </table:table-cell>
          <table:table-cell table:style-name="ce3" office:value-type="float" office:value="-1.49318326097381E+085" calcext:value-type="float">
            <text:p>-1.49E+085</text:p>
          </table:table-cell>
          <table:table-cell table:style-name="ce3" office:value-type="float" office:value="9.12944129923973E+099" calcext:value-type="float">
            <text:p>9.13E+099</text:p>
          </table:table-cell>
          <table:table-cell table:style-name="ce3" office:value-type="float" office:value="5.83232907221416E+098" calcext:value-type="float">
            <text:p>5.83E+098</text:p>
          </table:table-cell>
          <table:table-cell table:style-name="ce3" office:value-type="float" office:value="-3.14330338710485E+113" calcext:value-type="float">
            <text:p>-3.14E+113</text:p>
          </table:table-cell>
          <table:table-cell table:style-name="ce3" office:value-type="float" office:value="-2.25910617279981E+112" calcext:value-type="float">
            <text:p>-2.26E+112</text:p>
          </table:table-cell>
          <table:table-cell table:style-name="ce3" office:value-type="float" office:value="1.08861819687342E+127" calcext:value-type="float">
            <text:p>1.09E+127</text:p>
          </table:table-cell>
        </table:table-row>
        <table:table-row table:style-name="ro1">
          <table:table-cell office:value-type="string" calcext:value-type="string">
            <text:p>X4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4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.00E+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 table:style-name="ce3" office:value-type="float" office:value="0" calcext:value-type="float">
            <text:p>0.00E+000</text:p>
          </table:table-cell>
        </table:table-row>
        <table:table-row table:style-name="ro1">
          <table:table-cell office:value-type="string" calcext:value-type="string">
            <text:p>X45</text:p>
          </table:table-cell>
          <table:table-cell table:style-name="ce2" office:value-type="float" office:value="1.96705019992233E-020" calcext:value-type="float">
            <text:p>1.97E-020</text:p>
          </table:table-cell>
          <table:table-cell table:style-name="ce3" office:value-type="float" office:value="0" calcext:value-type="float">
            <text:p>0.00E+000</text:p>
          </table:table-cell>
          <table:table-cell table:style-name="ce3" office:value-type="float" office:value="-1.55604812210261E-025" calcext:value-type="float">
            <text:p>-1.56E-025</text:p>
          </table:table-cell>
          <table:table-cell table:style-name="ce3" office:value-type="float" office:value="-3.73282359759835E-028" calcext:value-type="float">
            <text:p>-3.73E-028</text:p>
          </table:table-cell>
          <table:table-cell table:style-name="ce3" office:value-type="float" office:value="-7.53457141323588E-029" calcext:value-type="float">
            <text:p>-7.53E-029</text:p>
          </table:table-cell>
          <table:table-cell table:style-name="ce3" office:value-type="float" office:value="-3.8392605232201E-032" calcext:value-type="float">
            <text:p>-3.84E-032</text:p>
          </table:table-cell>
          <table:table-cell table:style-name="ce3" office:value-type="float" office:value="6.5314769443274E-033" calcext:value-type="float">
            <text:p>6.53E-033</text:p>
          </table:table-cell>
          <table:table-cell table:style-name="ce3" office:value-type="float" office:value="3.97178881273352E-035" calcext:value-type="float">
            <text:p>3.97E-035</text:p>
          </table:table-cell>
          <table:table-cell table:style-name="ce3" office:value-type="float" office:value="-5.33606165873378E-038" calcext:value-type="float">
            <text:p>-5.34E-038</text:p>
          </table:table-cell>
          <table:table-cell table:style-name="ce3" office:value-type="float" office:value="1.54418147788127E-039" calcext:value-type="float">
            <text:p>1.54E-039</text:p>
          </table:table-cell>
          <table:table-cell table:style-name="ce3" office:value-type="float" office:value="-1.28183306493063E-042" calcext:value-type="float">
            <text:p>-1.28E-042</text:p>
          </table:table-cell>
          <table:table-cell table:style-name="ce3" office:value-type="float" office:value="-1.7407078898482E-044" calcext:value-type="float">
            <text:p>-1.74E-044</text:p>
          </table:table-cell>
          <table:table-cell table:style-name="ce3" office:value-type="float" office:value="6.28292857737281E-046" calcext:value-type="float">
            <text:p>6.28E-046</text:p>
          </table:table-cell>
          <table:table-cell table:style-name="ce3" office:value-type="float" office:value="-3.34284204391942E-049" calcext:value-type="float">
            <text:p>-3.34E-049</text:p>
          </table:table-cell>
          <table:table-cell table:style-name="ce3" office:value-type="float" office:value="-5.52411966868862E-051" calcext:value-type="float">
            <text:p>-5.52E-051</text:p>
          </table:table-cell>
          <table:table-cell table:style-name="ce3" office:value-type="float" office:value="-1.6571507841091E-053" calcext:value-type="float">
            <text:p>-1.66E-053</text:p>
          </table:table-cell>
          <table:table-cell table:style-name="ce3" office:value-type="float" office:value="-3.84076036974355E-054" calcext:value-type="float">
            <text:p>-3.84E-054</text:p>
          </table:table-cell>
          <table:table-cell table:style-name="ce3" office:value-type="float" office:value="-1.28629204570137E-056" calcext:value-type="float">
            <text:p>-1.29E-056</text:p>
          </table:table-cell>
          <table:table-cell table:style-name="ce3" office:value-type="float" office:value="3.31940870722647E-057" calcext:value-type="float">
            <text:p>3.32E-057</text:p>
          </table:table-cell>
          <table:table-cell table:style-name="ce3" office:value-type="float" office:value="-3.90276273460319E-058" calcext:value-type="float">
            <text:p>-3.90E-058</text:p>
          </table:table-cell>
          <table:table-cell table:style-name="ce3" office:value-type="float" office:value="-2.3035202364484E-059" calcext:value-type="float">
            <text:p>-2.30E-059</text:p>
          </table:table-cell>
        </table:table-row>
        <table:table-row table:style-name="ro1">
          <table:table-cell office:value-type="string" calcext:value-type="string">
            <text:p>X46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0</text:p>
          </table:table-cell>
          <table:table-cell table:style-name="ce3" office:value-type="float" office:value="-1.55604812210261E-025" calcext:value-type="float">
            <text:p>-1.56E-025</text:p>
          </table:table-cell>
          <table:table-cell table:style-name="ce3" office:value-type="float" office:value="-3.73282359759835E-028" calcext:value-type="float">
            <text:p>-3.73E-028</text:p>
          </table:table-cell>
          <table:table-cell table:style-name="ce3" office:value-type="float" office:value="-7.53457141323588E-029" calcext:value-type="float">
            <text:p>-7.53E-029</text:p>
          </table:table-cell>
          <table:table-cell table:style-name="ce3" office:value-type="float" office:value="-3.8392605232201E-032" calcext:value-type="float">
            <text:p>-3.84E-032</text:p>
          </table:table-cell>
          <table:table-cell table:style-name="ce3" office:value-type="float" office:value="6.5314769443274E-033" calcext:value-type="float">
            <text:p>6.53E-033</text:p>
          </table:table-cell>
          <table:table-cell table:style-name="ce3" office:value-type="float" office:value="3.97178881273352E-035" calcext:value-type="float">
            <text:p>3.97E-035</text:p>
          </table:table-cell>
          <table:table-cell table:style-name="ce3" office:value-type="float" office:value="-5.33606165873378E-038" calcext:value-type="float">
            <text:p>-5.34E-038</text:p>
          </table:table-cell>
          <table:table-cell table:style-name="ce3" office:value-type="float" office:value="1.54418147788127E-039" calcext:value-type="float">
            <text:p>1.54E-039</text:p>
          </table:table-cell>
          <table:table-cell table:style-name="ce3" office:value-type="float" office:value="-1.28183306493063E-042" calcext:value-type="float">
            <text:p>-1.28E-042</text:p>
          </table:table-cell>
          <table:table-cell table:style-name="ce3" office:value-type="float" office:value="-1.7407078898482E-044" calcext:value-type="float">
            <text:p>-1.74E-044</text:p>
          </table:table-cell>
          <table:table-cell table:style-name="ce3" office:value-type="float" office:value="6.28292857737281E-046" calcext:value-type="float">
            <text:p>6.28E-046</text:p>
          </table:table-cell>
          <table:table-cell table:style-name="ce3" office:value-type="float" office:value="-3.34284204391942E-049" calcext:value-type="float">
            <text:p>-3.34E-049</text:p>
          </table:table-cell>
          <table:table-cell table:style-name="ce3" office:value-type="float" office:value="-5.52411966868862E-051" calcext:value-type="float">
            <text:p>-5.52E-051</text:p>
          </table:table-cell>
          <table:table-cell table:style-name="ce3" office:value-type="float" office:value="-1.6571507841091E-053" calcext:value-type="float">
            <text:p>-1.66E-053</text:p>
          </table:table-cell>
          <table:table-cell table:style-name="ce3" office:value-type="float" office:value="-3.84076036974355E-054" calcext:value-type="float">
            <text:p>-3.84E-054</text:p>
          </table:table-cell>
          <table:table-cell table:style-name="ce3" office:value-type="float" office:value="-1.28629204570137E-056" calcext:value-type="float">
            <text:p>-1.29E-056</text:p>
          </table:table-cell>
          <table:table-cell table:style-name="ce3" office:value-type="float" office:value="3.31940870722647E-057" calcext:value-type="float">
            <text:p>3.32E-057</text:p>
          </table:table-cell>
          <table:table-cell table:style-name="ce3" office:value-type="float" office:value="-3.90276273460319E-058" calcext:value-type="float">
            <text:p>-3.90E-058</text:p>
          </table:table-cell>
          <table:table-cell table:style-name="ce3" office:value-type="float" office:value="-2.3035202364484E-059" calcext:value-type="float">
            <text:p>-2.30E-059</text:p>
          </table:table-cell>
        </table:table-row>
        <table:table-row table:style-name="ro1">
          <table:table-cell office:value-type="string" calcext:value-type="string">
            <text:p>X47</text:p>
          </table:table-cell>
          <table:table-cell table:style-name="ce2" office:value-type="float" office:value="1.96705019992233E-020" calcext:value-type="float">
            <text:p>1.97E-020</text:p>
          </table:table-cell>
          <table:table-cell table:style-name="ce3" office:value-type="float" office:value="0" calcext:value-type="float">
            <text:p>0.00E+000</text:p>
          </table:table-cell>
          <table:table-cell table:style-name="ce3" office:value-type="float" office:value="-1.55604812210261E-025" calcext:value-type="float">
            <text:p>-1.56E-025</text:p>
          </table:table-cell>
          <table:table-cell table:style-name="ce3" office:value-type="float" office:value="-3.73282359759835E-028" calcext:value-type="float">
            <text:p>-3.73E-028</text:p>
          </table:table-cell>
          <table:table-cell table:style-name="ce3" office:value-type="float" office:value="-7.53457141323588E-029" calcext:value-type="float">
            <text:p>-7.53E-029</text:p>
          </table:table-cell>
          <table:table-cell table:style-name="ce3" office:value-type="float" office:value="-3.8392605232201E-032" calcext:value-type="float">
            <text:p>-3.84E-032</text:p>
          </table:table-cell>
          <table:table-cell table:style-name="ce3" office:value-type="float" office:value="6.5314769443274E-033" calcext:value-type="float">
            <text:p>6.53E-033</text:p>
          </table:table-cell>
          <table:table-cell table:style-name="ce3" office:value-type="float" office:value="3.97178881273352E-035" calcext:value-type="float">
            <text:p>3.97E-035</text:p>
          </table:table-cell>
          <table:table-cell table:style-name="ce3" office:value-type="float" office:value="-5.33606165873379E-038" calcext:value-type="float">
            <text:p>-5.34E-038</text:p>
          </table:table-cell>
          <table:table-cell table:style-name="ce3" office:value-type="float" office:value="1.54418147788127E-039" calcext:value-type="float">
            <text:p>1.54E-039</text:p>
          </table:table-cell>
          <table:table-cell table:style-name="ce3" office:value-type="float" office:value="-1.28183306493102E-042" calcext:value-type="float">
            <text:p>-1.28E-042</text:p>
          </table:table-cell>
          <table:table-cell table:style-name="ce3" office:value-type="float" office:value="-1.74070788984572E-044" calcext:value-type="float">
            <text:p>-1.74E-044</text:p>
          </table:table-cell>
          <table:table-cell table:style-name="ce3" office:value-type="float" office:value="6.28292857735703E-046" calcext:value-type="float">
            <text:p>6.28E-046</text:p>
          </table:table-cell>
          <table:table-cell table:style-name="ce3" office:value-type="float" office:value="-3.34284204290879E-049" calcext:value-type="float">
            <text:p>-3.34E-049</text:p>
          </table:table-cell>
          <table:table-cell table:style-name="ce3" office:value-type="float" office:value="-5.52411967519778E-051" calcext:value-type="float">
            <text:p>-5.52E-051</text:p>
          </table:table-cell>
          <table:table-cell table:style-name="ce3" office:value-type="float" office:value="-1.65715074197161E-053" calcext:value-type="float">
            <text:p>-1.66E-053</text:p>
          </table:table-cell>
          <table:table-cell table:style-name="ce3" office:value-type="float" office:value="-3.84076039714516E-054" calcext:value-type="float">
            <text:p>-3.84E-054</text:p>
          </table:table-cell>
          <table:table-cell table:style-name="ce3" office:value-type="float" office:value="-1.28629186679803E-056" calcext:value-type="float">
            <text:p>-1.29E-056</text:p>
          </table:table-cell>
          <table:table-cell table:style-name="ce3" office:value-type="float" office:value="3.3194085900093E-057" calcext:value-type="float">
            <text:p>3.32E-057</text:p>
          </table:table-cell>
          <table:table-cell table:style-name="ce3" office:value-type="float" office:value="-3.90276265756347E-058" calcext:value-type="float">
            <text:p>-3.90E-058</text:p>
          </table:table-cell>
          <table:table-cell table:style-name="ce3" office:value-type="float" office:value="-2.30352028722143E-059" calcext:value-type="float">
            <text:p>-2.30E-059</text:p>
          </table:table-cell>
        </table:table-row>
        <table:table-row table:style-name="ro1">
          <table:table-cell office:value-type="string" calcext:value-type="string">
            <text:p>X48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0</text:p>
          </table:table-cell>
          <table:table-cell table:style-name="ce3" office:value-type="float" office:value="-1.55604812210261E-025" calcext:value-type="float">
            <text:p>-1.56E-025</text:p>
          </table:table-cell>
          <table:table-cell table:style-name="ce3" office:value-type="float" office:value="-3.73282359759835E-028" calcext:value-type="float">
            <text:p>-3.73E-028</text:p>
          </table:table-cell>
          <table:table-cell table:style-name="ce3" office:value-type="float" office:value="-7.53457141323588E-029" calcext:value-type="float">
            <text:p>-7.53E-029</text:p>
          </table:table-cell>
          <table:table-cell table:style-name="ce3" office:value-type="float" office:value="-3.8392605232201E-032" calcext:value-type="float">
            <text:p>-3.84E-032</text:p>
          </table:table-cell>
          <table:table-cell table:style-name="ce3" office:value-type="float" office:value="6.5314769443274E-033" calcext:value-type="float">
            <text:p>6.53E-033</text:p>
          </table:table-cell>
          <table:table-cell table:style-name="ce3" office:value-type="float" office:value="3.97178881273352E-035" calcext:value-type="float">
            <text:p>3.97E-035</text:p>
          </table:table-cell>
          <table:table-cell table:style-name="ce3" office:value-type="float" office:value="-5.33606165873378E-038" calcext:value-type="float">
            <text:p>-5.34E-038</text:p>
          </table:table-cell>
          <table:table-cell table:style-name="ce3" office:value-type="float" office:value="1.54418147788127E-039" calcext:value-type="float">
            <text:p>1.54E-039</text:p>
          </table:table-cell>
          <table:table-cell table:style-name="ce3" office:value-type="float" office:value="-1.28183306493063E-042" calcext:value-type="float">
            <text:p>-1.28E-042</text:p>
          </table:table-cell>
          <table:table-cell table:style-name="ce3" office:value-type="float" office:value="-1.74070788984821E-044" calcext:value-type="float">
            <text:p>-1.74E-044</text:p>
          </table:table-cell>
          <table:table-cell table:style-name="ce3" office:value-type="float" office:value="6.28292857737284E-046" calcext:value-type="float">
            <text:p>6.28E-046</text:p>
          </table:table-cell>
          <table:table-cell table:style-name="ce3" office:value-type="float" office:value="-3.34284204392155E-049" calcext:value-type="float">
            <text:p>-3.34E-049</text:p>
          </table:table-cell>
          <table:table-cell table:style-name="ce3" office:value-type="float" office:value="-5.52411966867512E-051" calcext:value-type="float">
            <text:p>-5.52E-051</text:p>
          </table:table-cell>
          <table:table-cell table:style-name="ce3" office:value-type="float" office:value="-1.65715078419547E-053" calcext:value-type="float">
            <text:p>-1.66E-053</text:p>
          </table:table-cell>
          <table:table-cell table:style-name="ce3" office:value-type="float" office:value="-3.84076036968798E-054" calcext:value-type="float">
            <text:p>-3.84E-054</text:p>
          </table:table-cell>
          <table:table-cell table:style-name="ce3" office:value-type="float" office:value="-1.28629204606075E-056" calcext:value-type="float">
            <text:p>-1.29E-056</text:p>
          </table:table-cell>
          <table:table-cell table:style-name="ce3" office:value-type="float" office:value="3.31940870745998E-057" calcext:value-type="float">
            <text:p>3.32E-057</text:p>
          </table:table-cell>
          <table:table-cell table:style-name="ce3" office:value-type="float" office:value="-3.90276273475553E-058" calcext:value-type="float">
            <text:p>-3.90E-058</text:p>
          </table:table-cell>
          <table:table-cell table:style-name="ce3" office:value-type="float" office:value="-2.30352023634865E-059" calcext:value-type="float">
            <text:p>-2.30E-059</text:p>
          </table:table-cell>
        </table:table-row>
        <table:table-row table:style-name="ro1">
          <table:table-cell office:value-type="string" calcext:value-type="string">
            <text:p>X49</text:p>
          </table:table-cell>
          <table:table-cell table:style-name="ce1" office:value-type="float" office:value="0.785398163397448" calcext:value-type="float">
            <text:p>0.7853981634</text:p>
          </table:table-cell>
          <table:table-cell table:style-name="ce3" office:value-type="float" office:value="1.96705019992233E-020" calcext:value-type="float">
            <text:p>1.97E-02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5.18682707367538E-026" calcext:value-type="float">
            <text:p>-5.19E-026</text:p>
          </table:table-cell>
          <table:table-cell table:style-name="ce3" office:value-type="float" office:value="-9.33205899399587E-029" calcext:value-type="float">
            <text:p>-9.33E-029</text:p>
          </table:table-cell>
          <table:table-cell table:style-name="ce3" office:value-type="float" office:value="-1.50691428264718E-029" calcext:value-type="float">
            <text:p>-1.51E-029</text:p>
          </table:table-cell>
          <table:table-cell table:style-name="ce3" office:value-type="float" office:value="-6.39876753870016E-033" calcext:value-type="float">
            <text:p>-6.40E-033</text:p>
          </table:table-cell>
          <table:table-cell table:style-name="ce3" office:value-type="float" office:value="9.33068134903915E-034" calcext:value-type="float">
            <text:p>9.33E-034</text:p>
          </table:table-cell>
          <table:table-cell table:style-name="ce3" office:value-type="float" office:value="4.9647360159169E-036" calcext:value-type="float">
            <text:p>4.96E-036</text:p>
          </table:table-cell>
          <table:table-cell table:style-name="ce3" office:value-type="float" office:value="-5.92895739859308E-039" calcext:value-type="float">
            <text:p>-5.93E-039</text:p>
          </table:table-cell>
          <table:table-cell table:style-name="ce3" office:value-type="float" office:value="1.54418147788127E-040" calcext:value-type="float">
            <text:p>1.54E-040</text:p>
          </table:table-cell>
          <table:table-cell table:style-name="ce3" office:value-type="float" office:value="-1.16530278630057E-043" calcext:value-type="float">
            <text:p>-1.17E-043</text:p>
          </table:table-cell>
          <table:table-cell table:style-name="ce3" office:value-type="float" office:value="-1.45058990820683E-045" calcext:value-type="float">
            <text:p>-1.45E-045</text:p>
          </table:table-cell>
          <table:table-cell table:style-name="ce3" office:value-type="float" office:value="4.83302198259447E-047" calcext:value-type="float">
            <text:p>4.83E-047</text:p>
          </table:table-cell>
          <table:table-cell table:style-name="ce3" office:value-type="float" office:value="-2.3877443170853E-050" calcext:value-type="float">
            <text:p>-2.39E-050</text:p>
          </table:table-cell>
          <table:table-cell table:style-name="ce3" office:value-type="float" office:value="-3.68274644579242E-052" calcext:value-type="float">
            <text:p>-3.68E-052</text:p>
          </table:table-cell>
          <table:table-cell table:style-name="ce3" office:value-type="float" office:value="-1.03571924006819E-054" calcext:value-type="float">
            <text:p>-1.04E-054</text:p>
          </table:table-cell>
          <table:table-cell table:style-name="ce3" office:value-type="float" office:value="-2.2592708057315E-055" calcext:value-type="float">
            <text:p>-2.26E-055</text:p>
          </table:table-cell>
          <table:table-cell table:style-name="ce3" office:value-type="float" office:value="-7.14606692056318E-058" calcext:value-type="float">
            <text:p>-7.15E-058</text:p>
          </table:table-cell>
          <table:table-cell table:style-name="ce3" office:value-type="float" office:value="1.74705721432972E-058" calcext:value-type="float">
            <text:p>1.75E-058</text:p>
          </table:table-cell>
          <table:table-cell table:style-name="ce3" office:value-type="float" office:value="-1.9513813673016E-059" calcext:value-type="float">
            <text:p>-1.95E-059</text:p>
          </table:table-cell>
        </table:table-row>
        <table:table-row table:style-name="ro1">
          <table:table-cell/>
          <table:table-cell table:style-name="ce1" office:value-type="float" office:value="0.785398163397448" calcext:value-type="float">
            <text:p>0.7853981634</text:p>
          </table:table-cell>
          <table:table-cell table:style-name="ce3" office:value-type="float" office:value="1.96705019992233E-020" calcext:value-type="float">
            <text:p>1.97E-02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5.18682707367538E-026" calcext:value-type="float">
            <text:p>-5.19E-026</text:p>
          </table:table-cell>
          <table:table-cell table:style-name="ce3" office:value-type="float" office:value="-9.33205899399587E-029" calcext:value-type="float">
            <text:p>-9.33E-029</text:p>
          </table:table-cell>
          <table:table-cell table:style-name="ce3" office:value-type="float" office:value="-1.50691428264718E-029" calcext:value-type="float">
            <text:p>-1.51E-029</text:p>
          </table:table-cell>
          <table:table-cell table:style-name="ce3" office:value-type="float" office:value="-6.39876753870016E-033" calcext:value-type="float">
            <text:p>-6.40E-033</text:p>
          </table:table-cell>
          <table:table-cell table:style-name="ce3" office:value-type="float" office:value="9.33068134903915E-034" calcext:value-type="float">
            <text:p>9.33E-034</text:p>
          </table:table-cell>
          <table:table-cell table:style-name="ce3" office:value-type="float" office:value="4.9647360159169E-036" calcext:value-type="float">
            <text:p>4.96E-036</text:p>
          </table:table-cell>
          <table:table-cell table:style-name="ce3" office:value-type="float" office:value="-5.92895739859308E-039" calcext:value-type="float">
            <text:p>-5.93E-039</text:p>
          </table:table-cell>
          <table:table-cell table:style-name="ce3" office:value-type="float" office:value="1.54418147788127E-040" calcext:value-type="float">
            <text:p>1.54E-040</text:p>
          </table:table-cell>
          <table:table-cell table:style-name="ce3" office:value-type="float" office:value="-1.16530278630057E-043" calcext:value-type="float">
            <text:p>-1.17E-043</text:p>
          </table:table-cell>
          <table:table-cell table:style-name="ce3" office:value-type="float" office:value="-1.45058990820683E-045" calcext:value-type="float">
            <text:p>-1.45E-045</text:p>
          </table:table-cell>
          <table:table-cell table:style-name="ce3" office:value-type="float" office:value="4.83302198259447E-047" calcext:value-type="float">
            <text:p>4.83E-047</text:p>
          </table:table-cell>
          <table:table-cell table:style-name="ce3" office:value-type="float" office:value="-2.3877443170853E-050" calcext:value-type="float">
            <text:p>-2.39E-050</text:p>
          </table:table-cell>
          <table:table-cell table:style-name="ce3" office:value-type="float" office:value="-3.68274644579242E-052" calcext:value-type="float">
            <text:p>-3.68E-052</text:p>
          </table:table-cell>
          <table:table-cell table:style-name="ce3" office:value-type="float" office:value="-1.03571924006819E-054" calcext:value-type="float">
            <text:p>-1.04E-054</text:p>
          </table:table-cell>
          <table:table-cell table:style-name="ce3" office:value-type="float" office:value="-2.2592708057315E-055" calcext:value-type="float">
            <text:p>-2.26E-055</text:p>
          </table:table-cell>
          <table:table-cell table:style-name="ce3" office:value-type="float" office:value="-7.14606692056318E-058" calcext:value-type="float">
            <text:p>-7.15E-058</text:p>
          </table:table-cell>
          <table:table-cell table:style-name="ce3" office:value-type="float" office:value="1.74705721432972E-058" calcext:value-type="float">
            <text:p>1.75E-058</text:p>
          </table:table-cell>
          <table:table-cell table:style-name="ce3" office:value-type="float" office:value="-1.9513813673016E-059" calcext:value-type="float">
            <text:p>-1.95E-059</text:p>
          </table:table-cell>
        </table:table-row>
        <table:table-row table:style-name="ro1" table:number-rows-repeated="3">
          <table:table-cell table:number-columns-repeated="22"/>
        </table:table-row>
        <table:table-row table:style-name="ro1">
          <table:table-cell table:number-columns-repeated="2"/>
          <table:table-cell table:formula="of:=((2*[.B35]*([.D35]/2)+2*[.C35]*[.C35]+([.D21]/2)-2*([.D43]/2))/(2*[.B15]))" office:value-type="float" office:value="0.000439419837576787" calcext:value-type="float">
            <text:p>0.0004394198</text:p>
          </table:table-cell>
          <table:table-cell/>
          <table:table-cell table:formula="of:=[.C54]-[.C55]" office:value-type="float" office:value="-0.0000693289518493543" calcext:value-type="float">
            <text:p>-0.000069329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((2*[.B35]*[.C35]+[.C21]-2*[.C43])^2)/(4*([.B15]^(3/2)))" office:value-type="float" office:value="0.000508748789426141" calcext:value-type="float">
            <text:p>0.0005087488</text:p>
          </table:table-cell>
          <table:table-cell table:number-columns-repeated="19"/>
        </table:table-row>
        <table:table-row table:style-name="ro1" table:number-rows-repeated="1048520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U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column table:style-name="co1" table:default-cell-style-name="ce3"/>
        <table:table-row table:style-name="ro2">
          <table:table-cell office:value-type="string" calcext:value-type="string">
            <text:p>U1</text:p>
          </table:table-cell>
          <table:table-cell office:value-type="float" office:value="0.00467299010603096" calcext:value-type="float">
            <text:p>0.0046729901</text:p>
          </table:table-cell>
          <table:table-cell office:value-type="float" office:value="0.0233818998185807" calcext:value-type="float">
            <text:p>0.0233818998</text:p>
          </table:table-cell>
          <table:table-cell table:style-name="ce3" office:value-type="float" office:value="0.0000848284166020974" calcext:value-type="float">
            <text:p>8.48E-005</text:p>
          </table:table-cell>
          <table:table-cell table:style-name="ce3" office:value-type="float" office:value="-0.0000459518382621641" calcext:value-type="float">
            <text:p>-4.60E-005</text:p>
          </table:table-cell>
          <table:table-cell office:value-type="float" office:value="77161.2952672259" calcext:value-type="float">
            <text:p>77161.2952672259</text:p>
          </table:table-cell>
          <table:table-cell table:style-name="Default" office:value-type="float" office:value="-187785175561106" calcext:value-type="float">
            <text:p>-187785175561106</text:p>
          </table:table-cell>
        </table:table-row>
        <table:table-row table:style-name="ro2">
          <table:table-cell office:value-type="string" calcext:value-type="string">
            <text:p>U2</text:p>
          </table:table-cell>
          <table:table-cell office:value-type="float" office:value="0.240665985130158" calcext:value-type="float">
            <text:p>0.2406659851</text:p>
          </table:table-cell>
          <table:table-cell table:style-name="ce3" office:value-type="float" office:value="0.000000000523698727394412" calcext:value-type="float">
            <text:p>5.24E-010</text:p>
          </table:table-cell>
          <table:table-cell table:style-name="ce3" office:value-type="float" office:value="-0.000000831379168635426" calcext:value-type="float">
            <text:p>-8.31E-007</text:p>
          </table:table-cell>
          <table:table-cell office:value-type="float" office:value="2069.95977185068" calcext:value-type="float">
            <text:p>2069.9597718507</text:p>
          </table:table-cell>
          <table:table-cell office:value-type="float" office:value="-3445062972366.83" calcext:value-type="float">
            <text:p>-3445062972366.83</text:p>
          </table:table-cell>
          <table:table-cell office:value-type="float" office:value="8.38414434442659E+021" calcext:value-type="float">
            <text:p>8.38E+021</text:p>
          </table:table-cell>
        </table:table-row>
        <table:table-row table:style-name="ro2">
          <table:table-cell office:value-type="string" calcext:value-type="string">
            <text:p>U3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U4</text:p>
          </table:table-cell>
          <table:table-cell office:value-type="float" office:value="0.0233818998185807" calcext:value-type="float">
            <text:p>0.0233818998</text:p>
          </table:table-cell>
          <table:table-cell office:value-type="float" office:value="0.000169656833204195" calcext:value-type="float">
            <text:p>0.0001696568</text:p>
          </table:table-cell>
          <table:table-cell office:value-type="float" office:value="-0.000137855514786492" calcext:value-type="float">
            <text:p>-0.0001378555</text:p>
          </table:table-cell>
          <table:table-cell office:value-type="float" office:value="308645.181068904" calcext:value-type="float">
            <text:p>308645.181068904</text:p>
          </table:table-cell>
          <table:table-cell office:value-type="float" office:value="-938925877805530" calcext:value-type="float">
            <text:p>-938925877805530</text:p>
          </table:table-cell>
          <table:table-cell office:value-type="float" office:value="3.24493417697095E+024" calcext:value-type="float">
            <text:p>3.24E+024</text:p>
          </table:table-cell>
        </table:table-row>
        <table:table-row table:style-name="ro2">
          <table:table-cell office:value-type="string" calcext:value-type="string">
            <text:p>U5</text:p>
          </table:table-cell>
          <table:table-cell table:style-name="ce2" office:value-type="float" office:value="0.000000000523698727394412" calcext:value-type="float">
            <text:p>5.24E-010</text:p>
          </table:table-cell>
          <table:table-cell table:style-name="ce3" office:value-type="float" office:value="-0.00000166275833727085" calcext:value-type="float">
            <text:p>-1.66E-006</text:p>
          </table:table-cell>
          <table:table-cell office:value-type="float" office:value="6209.87931555205" calcext:value-type="float">
            <text:p>6209.8793155521</text:p>
          </table:table-cell>
          <table:table-cell office:value-type="float" office:value="-13780251889467.3" calcext:value-type="float">
            <text:p>-13780251889467.3</text:p>
          </table:table-cell>
          <table:table-cell table:style-name="ce3" office:value-type="float" office:value="4.19207217221329E+022" calcext:value-type="float">
            <text:p>4.19E+022</text:p>
          </table:table-cell>
          <table:table-cell office:value-type="float" office:value="-1.44878279432565E+032" calcext:value-type="float">
            <text:p>-1.45E+032</text:p>
          </table:table-cell>
        </table:table-row>
        <table:table-row table:style-name="ro2">
          <table:table-cell office:value-type="string" calcext:value-type="string">
            <text:p>U6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U7</text:p>
          </table:table-cell>
          <table:table-cell office:value-type="float" office:value="-1.64470356931924" calcext:value-type="float">
            <text:p>-1.644703569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U8</text:p>
          </table:table-cell>
          <table:table-cell office:value-type="float" office:value="31.7565136227798" calcext:value-type="float">
            <text:p>31.7565136228</text:p>
          </table:table-cell>
          <table:table-cell office:value-type="float" office:value="158.897711041934" calcext:value-type="float">
            <text:p>158.8977110419</text:p>
          </table:table-cell>
          <table:table-cell office:value-type="float" office:value="0.576380601226612" calcext:value-type="float">
            <text:p>0.5763806012</text:p>
          </table:table-cell>
          <table:table-cell office:value-type="float" office:value="198.956042229741" calcext:value-type="float">
            <text:p>198.9560422297</text:p>
          </table:table-cell>
          <table:table-cell office:value-type="float" office:value="-331119770950.811" calcext:value-type="float">
            <text:p>-331119770950.811</text:p>
          </table:table-cell>
          <table:table-cell office:value-type="float" office:value="8.05836055433998E+020" calcext:value-type="float">
            <text:p>8.06E+020</text:p>
          </table:table-cell>
        </table:table-row>
        <table:table-row table:style-name="ro2">
          <table:table-cell office:value-type="string" calcext:value-type="string">
            <text:p>U9</text:p>
          </table:table-cell>
          <table:table-cell office:value-type="float" office:value="161739.121802732" calcext:value-type="float">
            <text:p>161739.121802732</text:p>
          </table:table-cell>
          <table:table-cell office:value-type="float" office:value="809282.266300513" calcext:value-type="float">
            <text:p>809282.266300513</text:p>
          </table:table-cell>
          <table:table-cell office:value-type="float" office:value="2937.23635062873" calcext:value-type="float">
            <text:p>2937.2363506287</text:p>
          </table:table-cell>
          <table:table-cell office:value-type="float" office:value="1013305.95212703" calcext:value-type="float">
            <text:p>1013305.95212703</text:p>
          </table:table-cell>
          <table:table-cell table:style-name="ce3" office:value-type="float" office:value="-1.68642633764084E+015" calcext:value-type="float">
            <text:p>-1.69E+015</text:p>
          </table:table-cell>
          <table:table-cell office:value-type="float" office:value="4.10420417905635E+024" calcext:value-type="float">
            <text:p>4.10E+024</text:p>
          </table:table-cell>
        </table:table-row>
        <table:table-row table:style-name="ro2">
          <table:table-cell office:value-type="string" calcext:value-type="string">
            <text:p>U10</text:p>
          </table:table-cell>
          <table:table-cell table:style-name="ce2" office:value-type="float" office:value="0.00007088" calcext:value-type="float">
            <text:p>7.09E-00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U11</text:p>
          </table:table-cell>
          <table:table-cell table:style-name="ce2" office:value-type="float" office:value="-0.0000000000195195404300739" calcext:value-type="float">
            <text:p>-1.95E-011</text:p>
          </table:table-cell>
          <table:table-cell table:style-name="ce3" office:value-type="float" office:value="-0.000000000292709100687363" calcext:value-type="float">
            <text:p>-2.93E-010</text:p>
          </table:table-cell>
          <table:table-cell table:style-name="ce3" office:value-type="float" office:value="-0.00000000097772020625915" calcext:value-type="float">
            <text:p>-9.78E-010</text:p>
          </table:table-cell>
          <table:table-cell office:value-type="float" office:value="0.609636415919689" calcext:value-type="float">
            <text:p>0.6096364159</text:p>
          </table:table-cell>
          <table:table-cell office:value-type="float" office:value="-1014626405.62417" calcext:value-type="float">
            <text:p>-1014626405.62417</text:p>
          </table:table-cell>
          <table:table-cell office:value-type="float" office:value="2.46926523800968E+018" calcext:value-type="float">
            <text:p>2.47E+018</text:p>
          </table:table-cell>
        </table:table-row>
        <table:table-row table:style-name="ro2">
          <table:table-cell office:value-type="string" calcext:value-type="string">
            <text:p>U12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U13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U14</text:p>
          </table:table-cell>
          <table:table-cell office:value-type="float" office:value="-0.00014199319840031" calcext:value-type="float">
            <text:p>-0.0001419932</text:p>
          </table:table-cell>
          <table:table-cell office:value-type="float" office:value="531169.782074711" calcext:value-type="float">
            <text:p>531169.782074711</text:p>
          </table:table-cell>
          <table:table-cell table:style-name="ce3" office:value-type="float" office:value="-1.76806658095786E+015" calcext:value-type="float">
            <text:p>-1.77E+015</text:p>
          </table:table-cell>
          <table:table-cell table:style-name="ce3" office:value-type="float" office:value="7.17148256514557E+024" calcext:value-type="float">
            <text:p>7.17E+024</text:p>
          </table:table-cell>
          <table:table-cell table:style-name="ce3" office:value-type="float" office:value="-3.0980861383586E+034" calcext:value-type="float">
            <text:p>-3.10E+034</text:p>
          </table:table-cell>
          <table:table-cell office:value-type="float" office:value="1.38330580611663E+044" calcext:value-type="float">
            <text:p>1.38E+044</text:p>
          </table:table-cell>
        </table:table-row>
        <table:table-row table:style-name="ro2">
          <table:table-cell office:value-type="string" calcext:value-type="string">
            <text:p>U15</text:p>
          </table:table-cell>
          <table:table-cell office:value-type="float" office:value="0.0233989582236119" calcext:value-type="float">
            <text:p>0.0233989582</text:p>
          </table:table-cell>
          <table:table-cell office:value-type="float" office:value="-0.0115298319056952" calcext:value-type="float">
            <text:p>-0.0115298319</text:p>
          </table:table-cell>
          <table:table-cell office:value-type="float" office:value="-0.00312312131409299" calcext:value-type="float">
            <text:p>-0.0031231213</text:p>
          </table:table-cell>
          <table:table-cell office:value-type="float" office:value="261530.565572279" calcext:value-type="float">
            <text:p>261530.565572279</text:p>
          </table:table-cell>
          <table:table-cell office:value-type="float" office:value="-795549672038167" calcext:value-type="float">
            <text:p>-795549672038167</text:p>
          </table:table-cell>
          <table:table-cell office:value-type="float" office:value="2.74936929077892E+024" calcext:value-type="float">
            <text:p>2.75E+024</text:p>
          </table:table-cell>
        </table:table-row>
        <table:table-row table:style-name="ro2">
          <table:table-cell office:value-type="string" calcext:value-type="string">
            <text:p>U16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U17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U18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U19</text:p>
          </table:table-cell>
          <table:table-cell office:value-type="float" office:value="31.7565136227798" calcext:value-type="float">
            <text:p>31.7565136228</text:p>
          </table:table-cell>
          <table:table-cell office:value-type="float" office:value="158.897711041934" calcext:value-type="float">
            <text:p>158.8977110419</text:p>
          </table:table-cell>
          <table:table-cell office:value-type="float" office:value="0.576380601226612" calcext:value-type="float">
            <text:p>0.5763806012</text:p>
          </table:table-cell>
          <table:table-cell office:value-type="float" office:value="198.956042229741" calcext:value-type="float">
            <text:p>198.9560422297</text:p>
          </table:table-cell>
          <table:table-cell office:value-type="float" office:value="-331119770950.811" calcext:value-type="float">
            <text:p>-331119770950.811</text:p>
          </table:table-cell>
          <table:table-cell office:value-type="float" office:value="8.05836055433998E+020" calcext:value-type="float">
            <text:p>8.06E+020</text:p>
          </table:table-cell>
        </table:table-row>
        <table:table-row table:style-name="ro2">
          <table:table-cell office:value-type="string" calcext:value-type="string">
            <text:p>U20</text:p>
          </table:table-cell>
          <table:table-cell office:value-type="float" office:value="0.00467640178625337" calcext:value-type="float">
            <text:p>0.0046764018</text:p>
          </table:table-cell>
          <table:table-cell office:value-type="float" office:value="0.0233989582118699" calcext:value-type="float">
            <text:p>0.0233989582</text:p>
          </table:table-cell>
          <table:table-cell table:style-name="ce3" office:value-type="float" office:value="0.0000848283343814518" calcext:value-type="float">
            <text:p>8.48E-005</text:p>
          </table:table-cell>
          <table:table-cell office:value-type="float" office:value="0.0292977949969985" calcext:value-type="float">
            <text:p>0.029297795</text:p>
          </table:table-cell>
          <table:table-cell office:value-type="float" office:value="-48760046.7334499" calcext:value-type="float">
            <text:p>-48760046.7334499</text:p>
          </table:table-cell>
          <table:table-cell office:value-type="float" office:value="1.18665833845052E+017" calcext:value-type="float">
            <text:p>1.19E+017</text:p>
          </table:table-cell>
        </table:table-row>
        <table:table-row table:style-name="ro2">
          <table:table-cell office:value-type="string" calcext:value-type="string">
            <text:p>U21</text:p>
          </table:table-cell>
          <table:table-cell office:value-type="float" office:value="0.000218527025097809" calcext:value-type="float">
            <text:p>0.000218527</text:p>
          </table:table-cell>
          <table:table-cell office:value-type="float" office:value="0.00109421174891171" calcext:value-type="float">
            <text:p>0.0010942117</text:p>
          </table:table-cell>
          <table:table-cell office:value-type="float" office:value="2989.01345664575" calcext:value-type="float">
            <text:p>2989.0134566458</text:p>
          </table:table-cell>
          <table:table-cell office:value-type="float" office:value="-6632875789756.15" calcext:value-type="float">
            <text:p>-6632875789756.15</text:p>
          </table:table-cell>
          <table:table-cell table:style-name="ce3" office:value-type="float" office:value="2.01777835724735E+022" calcext:value-type="float">
            <text:p>2.02E+022</text:p>
          </table:table-cell>
          <table:table-cell office:value-type="float" office:value="-6.97345476568737E+031" calcext:value-type="float">
            <text:p>-6.97E+031</text:p>
          </table:table-cell>
        </table:table-row>
        <table:table-row table:style-name="ro2">
          <table:table-cell office:value-type="string" calcext:value-type="string">
            <text:p>U22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U23</text:p>
          </table:table-cell>
          <table:table-cell table:style-name="ce2" office:value-type="float" office:value="-0.00000000200971508715471" calcext:value-type="float">
            <text:p>-2.01E-009</text:p>
          </table:table-cell>
          <table:table-cell office:value-type="float" office:value="2.50181425825587" calcext:value-type="float">
            <text:p>2.5018142583</text:p>
          </table:table-cell>
          <table:table-cell office:value-type="float" office:value="0.685727071372484" calcext:value-type="float">
            <text:p>0.6857270714</text:p>
          </table:table-cell>
          <table:table-cell office:value-type="float" office:value="-41763245845.6492" calcext:value-type="float">
            <text:p>-41763245845.6492</text:p>
          </table:table-cell>
          <table:table-cell table:style-name="ce3" office:value-type="float" office:value="1.27047406791629E+020" calcext:value-type="float">
            <text:p>1.27E+020</text:p>
          </table:table-cell>
          <table:table-cell office:value-type="float" office:value="-4.39076629602482E+029" calcext:value-type="float">
            <text:p>-4.39E+029</text:p>
          </table:table-cell>
        </table:table-row>
        <table:table-row table:style-name="ro2">
          <table:table-cell office:value-type="string" calcext:value-type="string">
            <text:p>U24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U25</text:p>
          </table:table-cell>
          <table:table-cell office:value-type="float" office:value="0.0233989582118699" calcext:value-type="float">
            <text:p>0.0233989582</text:p>
          </table:table-cell>
          <table:table-cell office:value-type="float" office:value="0.000169656668762904" calcext:value-type="float">
            <text:p>0.0001696567</text:p>
          </table:table-cell>
          <table:table-cell office:value-type="float" office:value="0.0878933849909956" calcext:value-type="float">
            <text:p>0.087893385</text:p>
          </table:table-cell>
          <table:table-cell office:value-type="float" office:value="-195040186.9338" calcext:value-type="float">
            <text:p>-195040186.9338</text:p>
          </table:table-cell>
          <table:table-cell table:style-name="ce3" office:value-type="float" office:value="5.9332916922526E+017" calcext:value-type="float">
            <text:p>5.93E+017</text:p>
          </table:table-cell>
          <table:table-cell office:value-type="float" office:value="-2.05054936232298E+027" calcext:value-type="float">
            <text:p>-2.05E+027</text:p>
          </table:table-cell>
        </table:table-row>
        <table:table-row table:style-name="ro2">
          <table:table-cell office:value-type="string" calcext:value-type="string">
            <text:p>U26</text:p>
          </table:table-cell>
          <table:table-cell office:value-type="float" office:value="158.897711041934" calcext:value-type="float">
            <text:p>158.8977110419</text:p>
          </table:table-cell>
          <table:table-cell office:value-type="float" office:value="1.15276120245322" calcext:value-type="float">
            <text:p>1.1527612025</text:p>
          </table:table-cell>
          <table:table-cell office:value-type="float" office:value="596.868126689223" calcext:value-type="float">
            <text:p>596.8681266892</text:p>
          </table:table-cell>
          <table:table-cell office:value-type="float" office:value="-1324479083803.25" calcext:value-type="float">
            <text:p>-1324479083803.25</text:p>
          </table:table-cell>
          <table:table-cell table:style-name="ce3" office:value-type="float" office:value="4.02918027716999E+021" calcext:value-type="float">
            <text:p>4.03E+021</text:p>
          </table:table-cell>
          <table:table-cell office:value-type="float" office:value="-1.39248725270383E+031" calcext:value-type="float">
            <text:p>-1.39E+031</text:p>
          </table:table-cell>
        </table:table-row>
        <table:table-row table:style-name="ro2">
          <table:table-cell office:value-type="string" calcext:value-type="string">
            <text:p>U27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U28</text:p>
          </table:table-cell>
          <table:table-cell table:style-name="ce2" office:value-type="float" office:value="-0.00000748848660587509" calcext:value-type="float">
            <text:p>-7.49E-006</text:p>
          </table:table-cell>
          <table:table-cell table:style-name="ce3" office:value-type="float" office:value="-0.000044815864552772" calcext:value-type="float">
            <text:p>-4.48E-005</text:p>
          </table:table-cell>
          <table:table-cell table:style-name="ce3" office:value-type="float" office:value="-0.0000442282933699718" calcext:value-type="float">
            <text:p>-4.42E-005</text:p>
          </table:table-cell>
          <table:table-cell table:style-name="ce3" office:value-type="float" office:value="-0.0000910779793480193" calcext:value-type="float">
            <text:p>-9.11E-005</text:p>
          </table:table-cell>
          <table:table-cell office:value-type="float" office:value="78081.1771813598" calcext:value-type="float">
            <text:p>78081.1771813598</text:p>
          </table:table-cell>
          <table:table-cell table:style-name="Default" office:value-type="float" office:value="-190023772032954" calcext:value-type="float">
            <text:p>-190023772032954</text:p>
          </table:table-cell>
        </table:table-row>
        <table:table-row table:style-name="ro2">
          <table:table-cell office:value-type="string" calcext:value-type="string">
            <text:p>U29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U30</text:p>
          </table:table-cell>
          <table:table-cell office:value-type="float" office:value="-0.000458194884430629" calcext:value-type="float">
            <text:p>-0.0004581949</text:p>
          </table:table-cell>
          <table:table-cell office:value-type="float" office:value="-0.00274233942213293" calcext:value-type="float">
            <text:p>-0.0027423394</text:p>
          </table:table-cell>
          <table:table-cell office:value-type="float" office:value="-0.00270806274917144" calcext:value-type="float">
            <text:p>-0.0027080627</text:p>
          </table:table-cell>
          <table:table-cell office:value-type="float" office:value="-0.00557816412961146" calcext:value-type="float">
            <text:p>-0.0055781641</text:p>
          </table:table-cell>
          <table:table-cell office:value-type="float" office:value="4777520.19035222" calcext:value-type="float">
            <text:p>4777520.19035222</text:p>
          </table:table-cell>
          <table:table-cell office:value-type="float" office:value="-1.16269047202919E+016" calcext:value-type="float">
            <text:p>-1.16E+016</text:p>
          </table:table-cell>
        </table:table-row>
        <table:table-row table:style-name="ro2">
          <table:table-cell office:value-type="string" calcext:value-type="string">
            <text:p>U31</text:p>
          </table:table-cell>
          <table:table-cell office:value-type="float" office:value="0.00467640178625337" calcext:value-type="float">
            <text:p>0.0046764018</text:p>
          </table:table-cell>
          <table:table-cell office:value-type="float" office:value="0.0233989582118699" calcext:value-type="float">
            <text:p>0.0233989582</text:p>
          </table:table-cell>
          <table:table-cell table:style-name="ce3" office:value-type="float" office:value="0.0000848283343814518" calcext:value-type="float">
            <text:p>8.48E-005</text:p>
          </table:table-cell>
          <table:table-cell office:value-type="float" office:value="0.0292977949969985" calcext:value-type="float">
            <text:p>0.029297795</text:p>
          </table:table-cell>
          <table:table-cell office:value-type="float" office:value="-48760046.7334499" calcext:value-type="float">
            <text:p>-48760046.7334499</text:p>
          </table:table-cell>
          <table:table-cell office:value-type="float" office:value="1.18665833845052E+017" calcext:value-type="float">
            <text:p>1.19E+017</text:p>
          </table:table-cell>
        </table:table-row>
        <table:table-row table:style-name="ro2">
          <table:table-cell office:value-type="string" calcext:value-type="string">
            <text:p>U32</text:p>
          </table:table-cell>
          <table:table-cell office:value-type="float" office:value="0.0331718542116116" calcext:value-type="float">
            <text:p>0.0331718542</text:p>
          </table:table-cell>
          <table:table-cell office:value-type="float" office:value="-0.0163496964977696" calcext:value-type="float">
            <text:p>-0.0163496965</text:p>
          </table:table-cell>
          <table:table-cell office:value-type="float" office:value="-0.00443690629526315" calcext:value-type="float">
            <text:p>-0.0044369063</text:p>
          </table:table-cell>
          <table:table-cell office:value-type="float" office:value="370765.474962221" calcext:value-type="float">
            <text:p>370765.474962221</text:p>
          </table:table-cell>
          <table:table-cell table:style-name="ce3" office:value-type="float" office:value="-1.12783127800603E+015" calcext:value-type="float">
            <text:p>-1.13E+015</text:p>
          </table:table-cell>
          <table:table-cell office:value-type="float" office:value="3.89771348027566E+024" calcext:value-type="float">
            <text:p>3.90E+024</text:p>
          </table:table-cell>
        </table:table-row>
        <table:table-row table:style-name="ro2">
          <table:table-cell office:value-type="string" calcext:value-type="string">
            <text:p>U33</text:p>
          </table:table-cell>
          <table:table-cell table:style-name="ce2" office:value-type="float" office:value="0.0000293186757530462" calcext:value-type="float">
            <text:p>2.93E-005</text:p>
          </table:table-cell>
          <table:table-cell office:value-type="float" office:value="0.000146698423576234" calcext:value-type="float">
            <text:p>0.0001466984</text:p>
          </table:table-cell>
          <table:table-cell table:style-name="ce3" office:value-type="float" office:value="0.000000522684643500262" calcext:value-type="float">
            <text:p>5.23E-007</text:p>
          </table:table-cell>
          <table:table-cell office:value-type="float" office:value="0.000183667084109446" calcext:value-type="float">
            <text:p>0.0001836671</text:p>
          </table:table-cell>
          <table:table-cell office:value-type="float" office:value="-305700.849760986" calcext:value-type="float">
            <text:p>-305700.849760986</text:p>
          </table:table-cell>
          <table:table-cell table:style-name="Default" office:value-type="float" office:value="743974804666092" calcext:value-type="float">
            <text:p>743974804666092</text:p>
          </table:table-cell>
        </table:table-row>
        <table:table-row table:style-name="ro2">
          <table:table-cell office:value-type="string" calcext:value-type="string">
            <text:p>U34</text:p>
          </table:table-cell>
          <table:table-cell office:value-type="float" office:value="0.0159705036785411" calcext:value-type="float">
            <text:p>0.0159705037</text:p>
          </table:table-cell>
          <table:table-cell office:value-type="float" office:value="0.0799104023300986" calcext:value-type="float">
            <text:p>0.0799104023</text:p>
          </table:table-cell>
          <table:table-cell office:value-type="float" office:value="0.000289699492944743" calcext:value-type="float">
            <text:p>0.0002896995</text:p>
          </table:table-cell>
          <table:table-cell office:value-type="float" office:value="0.100055676171397" calcext:value-type="float">
            <text:p>0.1000556762</text:p>
          </table:table-cell>
          <table:table-cell office:value-type="float" office:value="-166521727.883073" calcext:value-type="float">
            <text:p>-166521727.883073</text:p>
          </table:table-cell>
          <table:table-cell office:value-type="float" office:value="4.0525883415546E+017" calcext:value-type="float">
            <text:p>4.05E+017</text:p>
          </table:table-cell>
        </table:table-row>
        <table:table-row table:style-name="ro2">
          <table:table-cell office:value-type="string" calcext:value-type="string">
            <text:p>U35</text:p>
          </table:table-cell>
          <table:table-cell table:style-name="ce2" office:value-type="float" office:value="0.000000331463358609639" calcext:value-type="float">
            <text:p>3.31E-007</text:p>
          </table:table-cell>
          <table:table-cell table:style-name="ce3" office:value-type="float" office:value="0.00000165851815805734" calcext:value-type="float">
            <text:p>1.66E-006</text:p>
          </table:table-cell>
          <table:table-cell table:style-name="ce3" office:value-type="float" office:value="0.0000000060126323409573" calcext:value-type="float">
            <text:p>6.01E-009</text:p>
          </table:table-cell>
          <table:table-cell table:style-name="ce3" office:value-type="float" office:value="0.00000207662770938726" calcext:value-type="float">
            <text:p>2.08E-006</text:p>
          </table:table-cell>
          <table:table-cell office:value-type="float" office:value="-3456.11211246693" calcext:value-type="float">
            <text:p>-3456.1121124669</text:p>
          </table:table-cell>
          <table:table-cell table:style-name="Default" office:value-type="float" office:value="8411034302937.29" calcext:value-type="float">
            <text:p>8411034302937.29</text:p>
          </table:table-cell>
        </table:table-row>
        <table:table-row table:style-name="ro2">
          <table:table-cell office:value-type="string" calcext:value-type="string">
            <text:p>U36</text:p>
          </table:table-cell>
          <table:table-cell office:value-type="float" office:value="0.000453919240982026" calcext:value-type="float">
            <text:p>0.0004539192</text:p>
          </table:table-cell>
          <table:table-cell office:value-type="float" office:value="0.0022720151562306" calcext:value-type="float">
            <text:p>0.0022720152</text:p>
          </table:table-cell>
          <table:table-cell office:value-type="float" office:value="6208.70904875054" calcext:value-type="float">
            <text:p>6208.7090487505</text:p>
          </table:table-cell>
          <table:table-cell office:value-type="float" office:value="-13777654926982.1" calcext:value-type="float">
            <text:p>-13777654926982.1</text:p>
          </table:table-cell>
          <table:table-cell table:style-name="ce3" office:value-type="float" office:value="4.19128215369444E+022" calcext:value-type="float">
            <text:p>4.19E+022</text:p>
          </table:table-cell>
          <table:table-cell office:value-type="float" office:value="-1.44850976342565E+032" calcext:value-type="float">
            <text:p>-1.45E+032</text:p>
          </table:table-cell>
        </table:table-row>
        <table:table-row table:style-name="ro2">
          <table:table-cell office:value-type="string" calcext:value-type="string">
            <text:p>U37</text:p>
          </table:table-cell>
          <table:table-cell office:value-type="float" office:value="0.097170905683518" calcext:value-type="float">
            <text:p>0.0971709057</text:p>
          </table:table-cell>
          <table:table-cell office:value-type="float" office:value="0.000154964758984724" calcext:value-type="float">
            <text:p>0.0001549648</text:p>
          </table:table-cell>
          <table:table-cell office:value-type="float" office:value="-500.731150233132" calcext:value-type="float">
            <text:p>-500.7311502331</text:p>
          </table:table-cell>
          <table:table-cell office:value-type="float" office:value="1111162084399.11" calcext:value-type="float">
            <text:p>1111162084399.11</text:p>
          </table:table-cell>
          <table:table-cell table:style-name="ce3" office:value-type="float" office:value="-3.38025146028857E+021" calcext:value-type="float">
            <text:p>-3.38E+021</text:p>
          </table:table-cell>
          <table:table-cell office:value-type="float" office:value="1.1682170431559E+031" calcext:value-type="float">
            <text:p>1.17E+031</text:p>
          </table:table-cell>
        </table:table-row>
        <table:table-row table:style-name="ro2">
          <table:table-cell office:value-type="string" calcext:value-type="string">
            <text:p>U38</text:p>
          </table:table-cell>
          <table:table-cell office:value-type="float" office:value="0.0971892482336849" calcext:value-type="float">
            <text:p>0.0971892482</text:p>
          </table:table-cell>
          <table:table-cell office:value-type="float" office:value="-0.0482744366063546" calcext:value-type="float">
            <text:p>-0.0482744366</text:p>
          </table:table-cell>
          <table:table-cell office:value-type="float" office:value="-500.837703629758" calcext:value-type="float">
            <text:p>-500.8377036298</text:p>
          </table:table-cell>
          <table:table-cell office:value-type="float" office:value="1111371834121.54" calcext:value-type="float">
            <text:p>1111371834121.54</text:p>
          </table:table-cell>
          <table:table-cell table:style-name="ce3" office:value-type="float" office:value="-3.38088953693623E+021" calcext:value-type="float">
            <text:p>-3.38E+021</text:p>
          </table:table-cell>
          <table:table-cell office:value-type="float" office:value="1.16843756282614E+031" calcext:value-type="float">
            <text:p>1.17E+031</text:p>
          </table:table-cell>
        </table:table-row>
        <table:table-row table:style-name="ro2">
          <table:table-cell office:value-type="string" calcext:value-type="string">
            <text:p>U39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U40</text:p>
          </table:table-cell>
          <table:table-cell table:number-columns-repeated="5" office:value-type="float" office:value="-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U41</text:p>
          </table:table-cell>
          <table:table-cell office:value-type="float" office:value="0.00010932270829617" calcext:value-type="float">
            <text:p>0.0001093227</text:p>
          </table:table-cell>
          <table:table-cell office:value-type="float" office:value="0.000547196290880775" calcext:value-type="float">
            <text:p>0.0005471963</text:p>
          </table:table-cell>
          <table:table-cell office:value-type="float" office:value="1494.22507965852" calcext:value-type="float">
            <text:p>1494.2250796585</text:p>
          </table:table-cell>
          <table:table-cell office:value-type="float" office:value="-3315812895898.13" calcext:value-type="float">
            <text:p>-3315812895898.13</text:p>
          </table:table-cell>
          <table:table-cell table:style-name="ce3" office:value-type="float" office:value="1.00869904851158E+022" calcext:value-type="float">
            <text:p>1.01E+022</text:p>
          </table:table-cell>
          <table:table-cell office:value-type="float" office:value="-3.48607029197323E+031" calcext:value-type="float">
            <text:p>-3.49E+031</text:p>
          </table:table-cell>
        </table:table-row>
        <table:table-row table:style-name="ro2">
          <table:table-cell office:value-type="string" calcext:value-type="string">
            <text:p>U42</text:p>
          </table:table-cell>
          <table:table-cell office:value-type="float" office:value="-0.00188813687895476" calcext:value-type="float">
            <text:p>-0.0018881369</text:p>
          </table:table-cell>
          <table:table-cell office:value-type="float" office:value="-0.00850611925309441" calcext:value-type="float">
            <text:p>-0.0085061193</text:p>
          </table:table-cell>
          <table:table-cell office:value-type="float" office:value="9.73703239577389" calcext:value-type="float">
            <text:p>9.7370323958</text:p>
          </table:table-cell>
          <table:table-cell office:value-type="float" office:value="-21591093439.5187" calcext:value-type="float">
            <text:p>-21591093439.5187</text:p>
          </table:table-cell>
          <table:table-cell table:style-name="ce3" office:value-type="float" office:value="6.56819794499593E+019" calcext:value-type="float">
            <text:p>6.57E+019</text:p>
          </table:table-cell>
          <table:table-cell office:value-type="float" office:value="-2.26997336576983E+029" calcext:value-type="float">
            <text:p>-2.27E+029</text:p>
          </table:table-cell>
        </table:table-row>
        <table:table-row table:style-name="ro2">
          <table:table-cell office:value-type="string" calcext:value-type="string">
            <text:p>U43</text:p>
          </table:table-cell>
          <table:table-cell table:style-name="ce2" office:value-type="float" office:value="-0.000000079645539684706" calcext:value-type="float">
            <text:p>-7.96E-008</text:p>
          </table:table-cell>
          <table:table-cell table:style-name="ce3" office:value-type="float" office:value="0.000053911904046163" calcext:value-type="float">
            <text:p>5.39E-005</text:p>
          </table:table-cell>
          <table:table-cell office:value-type="float" office:value="1494.50714760837" calcext:value-type="float">
            <text:p>1494.5071476084</text:p>
          </table:table-cell>
          <table:table-cell office:value-type="float" office:value="-3316437896101.1" calcext:value-type="float">
            <text:p>-3316437896101.1</text:p>
          </table:table-cell>
          <table:table-cell table:style-name="ce3" office:value-type="float" office:value="1.0088891789957E+022" calcext:value-type="float">
            <text:p>1.01E+022</text:p>
          </table:table-cell>
          <table:table-cell office:value-type="float" office:value="-3.4867273841294E+031" calcext:value-type="float">
            <text:p>-3.49E+031</text:p>
          </table:table-cell>
        </table:table-row>
        <table:table-row table:style-name="ro2">
          <table:table-cell office:value-type="string" calcext:value-type="string">
            <text:p>U44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U45</text:p>
          </table:table-cell>
          <table:table-cell table:style-name="ce2" office:value-type="float" office:value="-0.000000000292709100687363" calcext:value-type="float">
            <text:p>-2.93E-010</text:p>
          </table:table-cell>
          <table:table-cell table:style-name="ce3" office:value-type="float" office:value="-0.0000000019554404125183" calcext:value-type="float">
            <text:p>-1.96E-009</text:p>
          </table:table-cell>
          <table:table-cell office:value-type="float" office:value="1.82890924775907" calcext:value-type="float">
            <text:p>1.8289092478</text:p>
          </table:table-cell>
          <table:table-cell office:value-type="float" office:value="-4058505622.49666" calcext:value-type="float">
            <text:p>-4058505622.49666</text:p>
          </table:table-cell>
          <table:table-cell table:style-name="ce3" office:value-type="float" office:value="1.23463261900484E+019" calcext:value-type="float">
            <text:p>1.23E+019</text:p>
          </table:table-cell>
          <table:table-cell office:value-type="float" office:value="-4.26689814069454E+028" calcext:value-type="float">
            <text:p>-4.27E+028</text:p>
          </table:table-cell>
        </table:table-row>
        <table:table-row table:style-name="ro2">
          <table:table-cell office:value-type="string" calcext:value-type="string">
            <text:p>U46</text:p>
          </table:table-cell>
          <table:table-cell table:style-name="ce2" office:value-type="float" office:value="-0.000000000292709100687363" calcext:value-type="float">
            <text:p>-2.93E-010</text:p>
          </table:table-cell>
          <table:table-cell table:style-name="ce3" office:value-type="float" office:value="-0.0000000019554404125183" calcext:value-type="float">
            <text:p>-1.96E-009</text:p>
          </table:table-cell>
          <table:table-cell office:value-type="float" office:value="1.82890924775907" calcext:value-type="float">
            <text:p>1.8289092478</text:p>
          </table:table-cell>
          <table:table-cell office:value-type="float" office:value="-4058505622.49666" calcext:value-type="float">
            <text:p>-4058505622.49666</text:p>
          </table:table-cell>
          <table:table-cell table:style-name="ce3" office:value-type="float" office:value="1.23463261900484E+019" calcext:value-type="float">
            <text:p>1.23E+019</text:p>
          </table:table-cell>
          <table:table-cell office:value-type="float" office:value="-4.26689814069454E+028" calcext:value-type="float">
            <text:p>-4.27E+028</text:p>
          </table:table-cell>
        </table:table-row>
        <table:table-row table:style-name="ro2">
          <table:table-cell office:value-type="string" calcext:value-type="string">
            <text:p>U47</text:p>
          </table:table-cell>
          <table:table-cell table:style-name="ce2" office:value-type="float" office:value="-0.000000000292709100687363" calcext:value-type="float">
            <text:p>-2.93E-010</text:p>
          </table:table-cell>
          <table:table-cell table:style-name="ce3" office:value-type="float" office:value="-0.0000000019554404125183" calcext:value-type="float">
            <text:p>-1.96E-009</text:p>
          </table:table-cell>
          <table:table-cell office:value-type="float" office:value="1.82890924775907" calcext:value-type="float">
            <text:p>1.8289092478</text:p>
          </table:table-cell>
          <table:table-cell office:value-type="float" office:value="-4058505622.49666" calcext:value-type="float">
            <text:p>-4058505622.49666</text:p>
          </table:table-cell>
          <table:table-cell table:style-name="ce3" office:value-type="float" office:value="1.23463261900484E+019" calcext:value-type="float">
            <text:p>1.23E+019</text:p>
          </table:table-cell>
          <table:table-cell office:value-type="float" office:value="-4.26689814069454E+028" calcext:value-type="float">
            <text:p>-4.27E+028</text:p>
          </table:table-cell>
        </table:table-row>
        <table:table-row table:style-name="ro2">
          <table:table-cell office:value-type="string" calcext:value-type="string">
            <text:p>U48</text:p>
          </table:table-cell>
          <table:table-cell table:style-name="ce2" office:value-type="float" office:value="-0.000000000292709100687363" calcext:value-type="float">
            <text:p>-2.93E-010</text:p>
          </table:table-cell>
          <table:table-cell table:style-name="ce3" office:value-type="float" office:value="-0.0000000019554404125183" calcext:value-type="float">
            <text:p>-1.96E-009</text:p>
          </table:table-cell>
          <table:table-cell office:value-type="float" office:value="1.82890924775907" calcext:value-type="float">
            <text:p>1.8289092478</text:p>
          </table:table-cell>
          <table:table-cell office:value-type="float" office:value="-4058505622.49666" calcext:value-type="float">
            <text:p>-4058505622.49666</text:p>
          </table:table-cell>
          <table:table-cell table:style-name="ce3" office:value-type="float" office:value="1.23463261900484E+019" calcext:value-type="float">
            <text:p>1.23E+019</text:p>
          </table:table-cell>
          <table:table-cell office:value-type="float" office:value="-4.26689814069454E+028" calcext:value-type="float">
            <text:p>-4.27E+028</text:p>
          </table:table-cell>
        </table:table-row>
        <table:table-row table:style-name="ro2">
          <table:table-cell office:value-type="string" calcext:value-type="string">
            <text:p>U49</text:p>
          </table:table-cell>
          <table:table-cell table:style-name="ce2" office:value-type="float" office:value="0.0000708799804804596" calcext:value-type="float">
            <text:p>7.09E-005</text:p>
          </table:table-cell>
          <table:table-cell table:style-name="ce3" office:value-type="float" office:value="-0.000000000292709100687363" calcext:value-type="float">
            <text:p>-2.93E-010</text:p>
          </table:table-cell>
          <table:table-cell table:style-name="ce3" office:value-type="float" office:value="-0.00000000097772020625915" calcext:value-type="float">
            <text:p>-9.78E-010</text:p>
          </table:table-cell>
          <table:table-cell office:value-type="float" office:value="0.609636415919689" calcext:value-type="float">
            <text:p>0.6096364159</text:p>
          </table:table-cell>
          <table:table-cell office:value-type="float" office:value="-1014626405.62417" calcext:value-type="float">
            <text:p>-1014626405.62417</text:p>
          </table:table-cell>
          <table:table-cell office:value-type="float" office:value="2.46926523800968E+018" calcext:value-type="float">
            <text:p>2.47E+0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cha Petrovic</meta:initial-creator>
    <meta:creation-date>2016-06-07T13:41:00.524682537</meta:creation-date>
    <meta:generator>LibreOffice/4.3.7.2$Linux_X86_64 LibreOffice_project/430$Build-2</meta:generator>
    <dc:date>2016-06-09T09:40:13.235868490</dc:date>
    <dc:creator>Stacha Petrovic</dc:creator>
    <meta:editing-duration>P1DT15H54S</meta:editing-duration>
    <meta:editing-cycles>3</meta:editing-cycles>
    <meta:document-statistic meta:table-count="2" meta:cell-count="1445" meta:object-count="0"/>
    <meta:user-defined meta:name="qrichtext">1</meta:user-defined>
  </office:meta>
</office:document-meta>
</file>